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vanagari" svg:font-family="Devanagari"/>
    <style:font-face style:name="Roboto" svg:font-family="Roboto"/>
    <style:font-face style:name="bangla54" svg:font-family="bangla54" style:font-pitch="variable"/>
    <style:font-face style:name="bangla58" svg:font-family="bangla58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nrra58" svg:font-family="knrra58" style:font-pitch="variable"/>
    <style:font-face style:name="mlyalm58" svg:font-family="mlyalm58" style:font-pitch="variable"/>
    <style:font-face style:name="pnzabi58" svg:font-family="pnzabi58" style:font-pitch="variable"/>
    <style:font-face style:name="telgu54" svg:font-family="telgu54" style:font-pitch="variable"/>
    <style:font-face style:name="telgu58" svg:font-family="telgu58" style:font-pitch="variable"/>
    <style:font-face style:name="tmil58" svg:font-family="tmil58" style:font-pitch="variable"/>
    <style:font-face style:name="u5" svg:font-family="u5" style:font-pitch="variable"/>
    <style:font-face style:name="u5c" svg:font-family="u5c" style:font-pitch="variable"/>
    <style:font-face style:name="u5hp" svg:font-family="u5hp" style:font-pitch="variable"/>
    <style:font-face style:name="u8" svg:font-family="u8" style:font-pitch="variable"/>
    <style:font-face style:name="u8z" svg:font-family="u8z" style:font-pitch="variable"/>
    <style:font-face style:name="u8zf" svg:font-family="u8zf" style:font-pitch="variable"/>
    <style:font-face style:name="uria58" svg:font-family="uria58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5508in"/>
    </style:style>
    <style:style style:name="co7" style:family="table-column">
      <style:table-column-properties fo:break-before="auto" style:column-width="0.4189in"/>
    </style:style>
    <style:style style:name="co8" style:family="table-column">
      <style:table-column-properties fo:break-before="auto" style:column-width="0.3193in"/>
    </style:style>
    <style:style style:name="co9" style:family="table-column">
      <style:table-column-properties fo:break-before="auto" style:column-width="0.4957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0.4425in"/>
    </style:style>
    <style:style style:name="co14" style:family="table-column">
      <style:table-column-properties fo:break-before="auto" style:column-width="0.5181in"/>
    </style:style>
    <style:style style:name="co15" style:family="table-column">
      <style:table-column-properties fo:break-before="auto" style:column-width="0.239in"/>
    </style:style>
    <style:style style:name="co16" style:family="table-column">
      <style:table-column-properties fo:break-before="auto" style:column-width="0.25in"/>
    </style:style>
    <style:style style:name="co17" style:family="table-column">
      <style:table-column-properties fo:break-before="auto" style:column-width="0.3035in"/>
    </style:style>
    <style:style style:name="co18" style:family="table-column">
      <style:table-column-properties fo:break-before="auto" style:column-width="0.2602in"/>
    </style:style>
    <style:style style:name="co19" style:family="table-column">
      <style:table-column-properties fo:break-before="auto" style:column-width="0.2925in"/>
    </style:style>
    <style:style style:name="co20" style:family="table-column">
      <style:table-column-properties fo:break-before="auto" style:column-width="1.1134in"/>
    </style:style>
    <style:style style:name="co21" style:family="table-column">
      <style:table-column-properties fo:break-before="auto" style:column-width="1.4398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583in"/>
    </style:style>
    <style:style style:name="co24" style:family="table-column">
      <style:table-column-properties fo:break-before="auto" style:column-width="2.348in"/>
    </style:style>
    <style:style style:name="co25" style:family="table-column">
      <style:table-column-properties fo:break-before="auto" style:column-width="2.0472in"/>
    </style:style>
    <style:style style:name="co26" style:family="table-column">
      <style:table-column-properties fo:break-before="auto" style:column-width="4.72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5283in" fo:break-before="auto" style:use-optimal-row-height="false"/>
    </style:style>
    <style:style style:name="ro6" style:family="table-row">
      <style:table-row-properties style:row-height="0.4555in" fo:break-before="auto" style:use-optimal-row-height="false"/>
    </style:style>
    <style:style style:name="ro7" style:family="table-row">
      <style:table-row-properties style:row-height="0.4244in" fo:break-before="auto" style:use-optimal-row-height="false"/>
    </style:style>
    <style:style style:name="ro8" style:family="table-row">
      <style:table-row-properties style:row-height="0.4346in" fo:break-before="auto" style:use-optimal-row-height="false"/>
    </style:style>
    <style:style style:name="ro9" style:family="table-row">
      <style:table-row-properties style:row-height="0.4764in" fo:break-before="auto" style:use-optimal-row-height="false"/>
    </style:style>
    <style:style style:name="ro10" style:family="table-row">
      <style:table-row-properties style:row-height="0.611in" fo:break-before="auto" style:use-optimal-row-height="false"/>
    </style:style>
    <style:style style:name="ro11" style:family="table-row">
      <style:table-row-properties style:row-height="0.5492in" fo:break-before="auto" style:use-optimal-row-height="false"/>
    </style:style>
    <style:style style:name="ro12" style:family="table-row">
      <style:table-row-properties style:row-height="0.4146in" fo:break-before="auto" style:use-optimal-row-height="false"/>
    </style:style>
    <style:style style:name="ro13" style:family="table-row">
      <style:table-row-properties style:row-height="0.3398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52in" fo:break-before="auto" style:use-optimal-row-height="false"/>
    </style:style>
    <style:style style:name="ro17" style:family="table-row">
      <style:table-row-properties style:row-height="0.48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8" style:family="table-cell" style:parent-style-name="Default" style:data-style-name="N2">
      <style:table-cell-properties fo:border="0.06pt solid #000000"/>
      <style:text-properties style:font-name="u5c" fo:font-size="14pt" style:font-size-asian="14pt" style:font-size-complex="14pt"/>
    </style:style>
    <style:style style:name="ce29" style:family="table-cell" style:parent-style-name="Default" style:data-style-name="N2">
      <style:table-cell-properties fo:background-color="#ffff6d" fo:border="0.06pt solid #000000"/>
      <style:text-properties style:font-name="u5c" fo:font-size="14pt" style:font-size-asian="14pt" style:font-size-complex="14pt"/>
    </style:style>
    <style:style style:name="ce30" style:family="table-cell" style:parent-style-name="Default">
      <style:table-cell-properties fo:background-color="transparent" fo:border="0.06pt solid #000000"/>
      <style:text-properties style:font-name="u5hp" fo:font-size="14pt" style:font-size-asian="14pt" style:font-size-complex="14pt"/>
    </style:style>
    <style:style style:name="ce31" style:family="table-cell" style:parent-style-name="Default">
      <style:table-cell-properties fo:background-color="#ffff6d" fo:border="0.06pt solid #000000"/>
      <style:text-properties style:font-name="u5hp" fo:font-size="14pt" style:font-size-asian="14pt" style:font-size-complex="14pt"/>
    </style:style>
    <style:style style:name="ce32" style:family="table-cell" style:parent-style-name="Default">
      <style:table-cell-properties fo:border="0.06pt solid #000000"/>
      <style:text-properties style:font-name="u5" fo:font-size="14pt" style:font-size-asian="14pt" style:font-size-complex="14pt"/>
    </style:style>
    <style:style style:name="ce33" style:family="table-cell" style:parent-style-name="Default">
      <style:table-cell-properties fo:background-color="#ffff6d" fo:border="0.06pt solid #000000"/>
      <style:text-properties style:font-name="u5" fo:font-size="14pt" style:font-size-asian="14pt" style:font-size-complex="14pt"/>
    </style:style>
    <style:style style:name="ce34" style:family="table-cell" style:parent-style-name="Default">
      <style:table-cell-properties fo:border="0.06pt solid #000000"/>
      <style:text-properties style:font-name="u5c" fo:font-size="14pt" style:font-size-asian="14pt" style:font-size-complex="14pt"/>
    </style:style>
    <style:style style:name="ce35" style:family="table-cell" style:parent-style-name="Default">
      <style:table-cell-properties fo:background-color="#ffff6d" fo:border="0.06pt solid #000000"/>
      <style:text-properties style:font-name="u5c" fo:font-size="14pt" style:font-size-asian="14pt" style:font-size-complex="14pt"/>
    </style:style>
    <style:style style:name="ce36" style:family="table-cell" style:parent-style-name="Default">
      <style:table-cell-properties fo:background-color="#ffffd7" fo:border="0.06pt solid #000000"/>
      <style:text-properties style:font-name="Arial" fo:font-size="14pt" style:font-size-asian="14pt" style:font-size-complex="14pt"/>
    </style:style>
    <style:style style:name="ce37" style:family="table-cell" style:parent-style-name="Default">
      <style:table-cell-properties fo:background-color="#ffffd7" fo:border="0.06pt solid #000000"/>
      <style:text-properties style:font-name="Devanagari" fo:font-size="14pt" style:font-size-asian="14pt" style:font-size-complex="14pt"/>
    </style:style>
    <style:style style:name="ce38" style:family="table-cell" style:parent-style-name="Default">
      <style:table-cell-properties fo:background-color="#ffff6d" fo:border="0.06pt solid #000000"/>
      <style:text-properties style:font-name="Arial" fo:font-size="14pt" style:font-size-asian="14pt" style:font-size-complex="14pt"/>
    </style:style>
    <style:style style:name="ce3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5c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1" style:family="table-cell" style:parent-style-name="Default">
      <style:table-cell-properties fo:background-color="#afd0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8zf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8z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hp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8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5c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7" style:family="table-cell" style:parent-style-name="Default">
      <style:text-properties style:font-name="u5c"/>
    </style:style>
    <style:style style:name="ce4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5hp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0" style:family="table-cell" style:parent-style-name="Default">
      <style:table-cell-properties fo:background-color="#afd095" style:rotation-align="non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8zf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8z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5hp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8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5" style:family="table-cell" style:parent-style-name="Default">
      <style:text-properties style:font-name="u5hp"/>
    </style:style>
    <style:style style:name="ce5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8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9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62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63" style:family="table-cell" style:parent-style-name="Default">
      <style:table-cell-properties fo:background-color="#afd095" style:rotation-align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64" style:family="table-cell" style:parent-style-name="Default">
      <style:table-cell-properties fo:background-color="#afd095"/>
    </style:style>
    <style:style style:name="ce65" style:family="table-cell" style:parent-style-name="Default">
      <style:text-properties style:font-name="u8zf"/>
    </style:style>
    <style:style style:name="ce66" style:family="table-cell" style:parent-style-name="Default">
      <style:text-properties style:font-name="u8z"/>
    </style:style>
    <style:style style:name="ce67" style:family="table-cell" style:parent-style-name="Default">
      <style:text-properties style:font-name="u8"/>
    </style:style>
    <style:style style:name="ce68" style:family="table-cell" style:parent-style-name="Default">
      <style:text-properties style:font-name="u5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="0.06pt solid #000000" style:vertical-align="bottom"/>
    </style:style>
    <style:style style:name="ce3" style:family="table-cell" style:parent-style-name="Default">
      <style:table-cell-properties fo:border="0.06pt solid #000000"/>
    </style:style>
    <style:style style:name="ce113" style:family="table-cell" style:parent-style-name="Default">
      <style:table-cell-properties fo:border="0.06pt solid #000000" style:vertical-align="bottom"/>
      <style:text-properties fo:font-size="20pt" style:font-size-asian="20pt" style:font-size-complex="20pt"/>
    </style:style>
    <style:style style:name="ce4" style:family="table-cell" style:parent-style-name="Default">
      <style:table-cell-properties fo:border="0.06pt solid #000000" style:vertical-align="bottom"/>
      <style:text-properties style:font-name="uria58" fo:font-size="20pt" style:font-size-asian="20pt" style:font-size-complex="20pt"/>
    </style:style>
    <style:style style:name="ce5" style:family="table-cell" style:parent-style-name="Default">
      <style:table-cell-properties fo:border="0.06pt solid #000000" style:vertical-align="bottom"/>
      <style:text-properties style:font-name="guz58" fo:font-size="20pt" style:font-size-asian="20pt" style:font-size-complex="20pt"/>
    </style:style>
    <style:style style:name="ce6" style:family="table-cell" style:parent-style-name="Default">
      <style:table-cell-properties fo:border="0.06pt solid #000000" style:vertical-align="bottom"/>
      <style:text-properties style:font-name="hin58" fo:font-size="20pt" style:font-size-asian="20pt" style:font-size-complex="20pt"/>
    </style:style>
    <style:style style:name="ce7" style:family="table-cell" style:parent-style-name="Default">
      <style:table-cell-properties fo:border="0.06pt solid #000000" style:vertical-align="bottom"/>
      <style:text-properties style:font-name="pnzabi58" fo:font-size="20pt" style:font-size-asian="20pt" style:font-size-complex="20pt"/>
    </style:style>
    <style:style style:name="ce8" style:family="table-cell" style:parent-style-name="Default">
      <style:table-cell-properties fo:border="0.06pt solid #000000" style:vertical-align="bottom"/>
      <style:text-properties style:font-name="bangla58" fo:font-size="20pt" style:font-size-asian="20pt" style:font-size-complex="20pt"/>
    </style:style>
    <style:style style:name="ce9" style:family="table-cell" style:parent-style-name="Default">
      <style:table-cell-properties fo:border="0.06pt solid #000000" style:vertical-align="bottom"/>
      <style:text-properties style:font-name="telgu58" fo:font-size="20pt" style:font-size-asian="20pt" style:font-size-complex="20pt"/>
    </style:style>
    <style:style style:name="ce10" style:family="table-cell" style:parent-style-name="Default">
      <style:table-cell-properties fo:border="0.06pt solid #000000" style:vertical-align="bottom"/>
      <style:text-properties style:font-name="knrra58" fo:font-size="20pt" style:font-size-asian="20pt" style:font-size-complex="20pt"/>
    </style:style>
    <style:style style:name="ce11" style:family="table-cell" style:parent-style-name="Default">
      <style:table-cell-properties fo:border="0.06pt solid #000000" style:vertical-align="bottom"/>
      <style:text-properties style:font-name="tmil58" fo:font-size="20pt" style:font-size-asian="20pt" style:font-size-complex="20pt"/>
    </style:style>
    <style:style style:name="ce12" style:family="table-cell" style:parent-style-name="Default">
      <style:table-cell-properties fo:border="0.06pt solid #000000" style:vertical-align="bottom"/>
      <style:text-properties style:font-name="mlyalm58" fo:font-size="20pt" style:font-size-asian="20pt" style:font-size-complex="20pt"/>
    </style:style>
    <style:style style:name="ce13" style:family="table-cell" style:parent-style-name="Default">
      <style:table-cell-properties fo:border="0.06pt solid #000000" style:vertical-align="bottom"/>
      <style:text-properties style:font-name="hin54" fo:font-size="14pt" style:font-size-asian="14pt" style:font-size-complex="14pt"/>
    </style:style>
    <style:style style:name="ce14" style:family="table-cell" style:parent-style-name="Default">
      <style:table-cell-properties fo:border="0.06pt solid #000000" style:vertical-align="bottom"/>
      <style:text-properties style:font-name="bangla54" fo:font-size="14pt" style:font-size-asian="14pt" style:font-size-complex="14pt"/>
    </style:style>
    <style:style style:name="ce15" style:family="table-cell" style:parent-style-name="Default">
      <style:table-cell-properties fo:border="0.06pt solid #000000" style:vertical-align="bottom"/>
      <style:text-properties style:font-name="telgu54" fo:font-size="14pt" style:font-size-asian="14pt" style:font-size-complex="14pt"/>
    </style:style>
    <style:style style:name="ce16" style:family="table-cell" style:parent-style-name="Default">
      <style:table-cell-properties fo:border="0.06pt solid #000000" style:vertical-align="automatic"/>
      <style:text-properties style:font-name="hin54" fo:font-size="14pt" style:font-size-asian="14pt" style:font-size-complex="14pt"/>
    </style:style>
    <style:style style:name="ce17" style:family="table-cell" style:parent-style-name="Default">
      <style:table-cell-properties fo:border="0.06pt solid #000000" style:vertical-align="automatic"/>
      <style:text-properties style:font-name="bangla54" fo:font-size="14pt" style:font-size-asian="14pt" style:font-size-complex="14pt"/>
    </style:style>
    <style:style style:name="ce18" style:family="table-cell" style:parent-style-name="Default">
      <style:table-cell-properties fo:border="0.06pt solid #000000" style:vertical-align="automatic"/>
      <style:text-properties style:font-name="telgu54" fo:font-size="14pt" style:font-size-asian="14pt" style:font-size-complex="14pt"/>
    </style:style>
    <style:style style:name="ce19" style:family="table-cell" style:parent-style-name="Default">
      <style:table-cell-properties fo:border="0.06pt solid #000000" style:vertical-align="bottom"/>
      <style:text-properties style:font-name="uria58" fo:font-size="14pt" style:font-size-asian="14pt" style:font-size-complex="14pt"/>
    </style:style>
    <style:style style:name="ce20" style:family="table-cell" style:parent-style-name="Default">
      <style:table-cell-properties fo:border="0.06pt solid #000000" style:vertical-align="bottom"/>
      <style:text-properties style:font-name="guz58" fo:font-size="14pt" style:font-size-asian="14pt" style:font-size-complex="14pt"/>
    </style:style>
    <style:style style:name="ce21" style:family="table-cell" style:parent-style-name="Default">
      <style:table-cell-properties fo:border="0.06pt solid #000000" style:vertical-align="bottom"/>
      <style:text-properties style:font-name="hin58" fo:font-size="14pt" style:font-size-asian="14pt" style:font-size-complex="14pt"/>
    </style:style>
    <style:style style:name="ce22" style:family="table-cell" style:parent-style-name="Default">
      <style:table-cell-properties fo:border="0.06pt solid #000000" style:vertical-align="bottom"/>
      <style:text-properties style:font-name="pnzabi58" fo:font-size="14pt" style:font-size-asian="14pt" style:font-size-complex="14pt"/>
    </style:style>
    <style:style style:name="ce23" style:family="table-cell" style:parent-style-name="Default">
      <style:table-cell-properties fo:border="0.06pt solid #000000" style:vertical-align="bottom"/>
      <style:text-properties style:font-name="bangla58" fo:font-size="14pt" style:font-size-asian="14pt" style:font-size-complex="14pt"/>
    </style:style>
    <style:style style:name="ce24" style:family="table-cell" style:parent-style-name="Default">
      <style:table-cell-properties fo:border="0.06pt solid #000000" style:vertical-align="bottom"/>
      <style:text-properties style:font-name="telgu58" fo:font-size="14pt" style:font-size-asian="14pt" style:font-size-complex="14pt"/>
    </style:style>
    <style:style style:name="ce25" style:family="table-cell" style:parent-style-name="Default">
      <style:table-cell-properties fo:border="0.06pt solid #000000" style:vertical-align="bottom"/>
      <style:text-properties style:font-name="knrra58" fo:font-size="14pt" style:font-size-asian="14pt" style:font-size-complex="14pt"/>
    </style:style>
    <style:style style:name="ce26" style:family="table-cell" style:parent-style-name="Default">
      <style:table-cell-properties fo:border="0.06pt solid #000000" style:vertical-align="bottom"/>
      <style:text-properties style:font-name="tmil58" fo:font-size="14pt" style:font-size-asian="14pt" style:font-size-complex="14pt"/>
    </style:style>
    <style:style style:name="ce27" style:family="table-cell" style:parent-style-name="Default">
      <style:table-cell-properties fo:border="0.06pt solid #000000" style:vertical-align="bottom"/>
      <style:text-properties style:font-name="mlyalm58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u5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4pt" style:language-asian="zh" style:country-asian="CN" style:font-style-asian="normal" style:font-weight-asian="normal" style:font-family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" table:style-name="ta1">
        <table:table-column table:style-name="co1" table:default-cell-style-name="ce28"/>
        <table:table-column table:style-name="co2" table:default-cell-style-name="ce30"/>
        <table:table-column table:style-name="co3" table:default-cell-style-name="ce32"/>
        <table:table-column table:style-name="co3" table:default-cell-style-name="ce34"/>
        <table:table-column table:style-name="co4" table:default-cell-style-name="ce34"/>
        <table:table-column table:style-name="co3" table:number-columns-repeated="2" table:default-cell-style-name="ce34"/>
        <table:table-column table:style-name="co3" table:default-cell-style-name="ce36"/>
        <table:table-column table:style-name="co3" table:number-columns-repeated="1016" table:default-cell-style-name="ce34"/>
        <table:table-row table:style-name="ro1">
          <table:table-cell/>
          <table:table-cell office:value-type="string" calcext:value-type="string">
            <text:p>h8</text:p>
          </table:table-cell>
          <table:table-cell office:value-type="string" calcext:value-type="string">
            <text:p>u5c</text:p>
          </table:table-cell>
          <table:table-cell office:value-type="string" calcext:value-type="string">
            <text:p>mly</text:p>
          </table:table-cell>
          <table:table-cell office:value-type="string" calcext:value-type="string">
            <text:p>Tmil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office:annotation draw:style-name="gr1" draw:text-style-name="P2" svg:width="1.1413in" svg:height="0.7083in" svg:x="7.8744in" svg:y="0in" draw:caption-point-x="-0.2402in" draw:caption-point-y="0.0039in">
              <dc:date>2021-05-22T00:00:00</dc:date>
              <text:p text:style-name="P1"><text:span text:style-name="T1">12</text:span></text:p>
            </office:annotation>
            <text:p>hin/80</text:p>
          </table:table-cell>
          <table:table-cell office:value-type="string" calcext:value-type="string">
            <text:p>grr</text:p>
          </table:table-cell>
          <table:table-cell office:value-type="string" calcext:value-type="string">
            <text:p>nep</text:p>
          </table:table-cell>
          <table:table-cell office:value-type="string" calcext:value-type="string">
            <text:p>guz</text:p>
          </table:table-cell>
          <table:table-cell office:value-type="string" calcext:value-type="string">
            <text:p>pnz</text:p>
          </table:table-cell>
          <table:table-cell office:value-type="string" calcext:value-type="string">
            <text:p>bNg</text:p>
          </table:table-cell>
          <table:table-cell office:value-type="string" calcext:value-type="string">
            <text:p>ur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ksh</text:p>
          </table:table-cell>
          <table:table-cell table:number-columns-repeated="1007"/>
        </table:table-row>
        <table:table-row table:style-name="ro1">
          <table:table-cell office:value-type="float" office:value="2304" calcext:value-type="float">
            <text:p>2304.00</text:p>
          </table:table-cell>
          <table:table-cell table:formula="of:=DEC2HEX([.A2]; 4)" office:value-type="string" office:string-value="0900" calcext:value-type="string">
            <text:p>09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00</text:p>
          </table:table-cell>
          <table:table-cell table:number-columns-repeated="3"/>
          <table:table-cell table:style-name="ce37" table:formula="of:=CHAR([.I4])" office:value-type="string" office:string-value="" calcext:value-type="string">
            <text:p/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float" office:value="2305" calcext:value-type="float">
            <text:p>2305.00</text:p>
          </table:table-cell>
          <table:table-cell table:formula="of:=DEC2HEX([.A3]; 4)" office:value-type="string" office:string-value="0901" calcext:value-type="string">
            <text:p>0901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06" calcext:value-type="float">
            <text:p>2306.00</text:p>
          </table:table-cell>
          <table:table-cell table:formula="of:=DEC2HEX([.A4]; 4)" office:value-type="string" office:string-value="0902" calcext:value-type="string">
            <text:p>0902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07" calcext:value-type="float">
            <text:p>2307.00</text:p>
          </table:table-cell>
          <table:table-cell table:formula="of:=DEC2HEX([.A5]; 4)" office:value-type="string" office:string-value="0903" calcext:value-type="string">
            <text:p>0903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08" calcext:value-type="float">
            <text:p>2308.00</text:p>
          </table:table-cell>
          <table:table-cell table:formula="of:=DEC2HEX([.A6]; 4)" office:value-type="string" office:string-value="0904" calcext:value-type="string">
            <text:p>0904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09" calcext:value-type="float">
            <text:p>2309.00</text:p>
          </table:table-cell>
          <table:table-cell table:formula="of:=DEC2HEX([.A7]; 4)" office:value-type="string" office:string-value="0905" calcext:value-type="string">
            <text:p>090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10" calcext:value-type="float">
            <text:p>2310.00</text:p>
          </table:table-cell>
          <table:table-cell table:formula="of:=DEC2HEX([.A8]; 4)" office:value-type="string" office:string-value="0906" calcext:value-type="string">
            <text:p>0906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11" calcext:value-type="float">
            <text:p>2311.00</text:p>
          </table:table-cell>
          <table:table-cell table:formula="of:=DEC2HEX([.A9]; 4)" office:value-type="string" office:string-value="0907" calcext:value-type="string">
            <text:p>0907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2312" calcext:value-type="float">
            <text:p>2312.00</text:p>
          </table:table-cell>
          <table:table-cell table:formula="of:=DEC2HEX([.A10]; 4)" office:value-type="string" office:string-value="0908" calcext:value-type="string">
            <text:p>0908</text:p>
          </table:table-cell>
          <table:table-cell office:value-type="string" calcext:value-type="string">
            <text:p>ii</text:p>
          </table:table-cell>
          <table:table-cell table:number-columns-repeated="1021"/>
        </table:table-row>
        <table:table-row table:style-name="ro1">
          <table:table-cell office:value-type="float" office:value="2313" calcext:value-type="float">
            <text:p>2313.00</text:p>
          </table:table-cell>
          <table:table-cell table:formula="of:=DEC2HEX([.A11]; 4)" office:value-type="string" office:string-value="0909" calcext:value-type="string">
            <text:p>0909</text:p>
          </table:table-cell>
          <table:table-cell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2314" calcext:value-type="float">
            <text:p>2314.00</text:p>
          </table:table-cell>
          <table:table-cell table:formula="of:=DEC2HEX([.A12]; 4)" office:value-type="string" office:string-value="090A" calcext:value-type="string">
            <text:p>090A</text:p>
          </table:table-cell>
          <table:table-cell office:value-type="string" calcext:value-type="string">
            <text:p>uu</text:p>
          </table:table-cell>
          <table:table-cell table:number-columns-repeated="1021"/>
        </table:table-row>
        <table:table-row table:style-name="ro1">
          <table:table-cell office:value-type="float" office:value="2315" calcext:value-type="float">
            <text:p>2315.00</text:p>
          </table:table-cell>
          <table:table-cell table:formula="of:=DEC2HEX([.A13]; 4)" office:value-type="string" office:string-value="090B" calcext:value-type="string">
            <text:p>090B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2316" calcext:value-type="float">
            <text:p>2316.00</text:p>
          </table:table-cell>
          <table:table-cell table:formula="of:=DEC2HEX([.A14]; 4)" office:value-type="string" office:string-value="090C" calcext:value-type="string">
            <text:p>090C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317" calcext:value-type="float">
            <text:p>2317.00</text:p>
          </table:table-cell>
          <table:table-cell table:formula="of:=DEC2HEX([.A15]; 4)" office:value-type="string" office:string-value="090D" calcext:value-type="string">
            <text:p>090D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18" calcext:value-type="float">
            <text:p>2318.00</text:p>
          </table:table-cell>
          <table:table-cell table:formula="of:=DEC2HEX([.A16]; 4)" office:value-type="string" office:string-value="090E" calcext:value-type="string">
            <text:p>090E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19" calcext:value-type="float">
            <text:p>2319.00</text:p>
          </table:table-cell>
          <table:table-cell table:formula="of:=DEC2HEX([.A17]; 4)" office:value-type="string" office:string-value="090F" calcext:value-type="string">
            <text:p>090F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20" calcext:value-type="float">
            <text:p>2320.00</text:p>
          </table:table-cell>
          <table:table-cell table:formula="of:=DEC2HEX([.A18]; 4)" office:value-type="string" office:string-value="0910" calcext:value-type="string">
            <text:p>0910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21" calcext:value-type="float">
            <text:p>2321.00</text:p>
          </table:table-cell>
          <table:table-cell table:formula="of:=DEC2HEX([.A19]; 4)" office:value-type="string" office:string-value="0911" calcext:value-type="string">
            <text:p>0911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22" calcext:value-type="float">
            <text:p>2322.00</text:p>
          </table:table-cell>
          <table:table-cell table:formula="of:=DEC2HEX([.A20]; 4)" office:value-type="string" office:string-value="0912" calcext:value-type="string">
            <text:p>0912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323" calcext:value-type="float">
            <text:p>2323.00</text:p>
          </table:table-cell>
          <table:table-cell table:formula="of:=DEC2HEX([.A21]; 4)" office:value-type="string" office:string-value="0913" calcext:value-type="string">
            <text:p>0913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324" calcext:value-type="float">
            <text:p>2324.00</text:p>
          </table:table-cell>
          <table:table-cell table:formula="of:=DEC2HEX([.A22]; 4)" office:value-type="string" office:string-value="0914" calcext:value-type="string">
            <text:p>0914</text:p>
          </table:table-cell>
          <table:table-cell office:value-type="string" calcext:value-type="string">
            <text:p>ou</text:p>
          </table:table-cell>
          <table:table-cell table:number-columns-repeated="1021"/>
        </table:table-row>
        <table:table-row table:style-name="ro1">
          <table:table-cell office:value-type="float" office:value="2325" calcext:value-type="float">
            <text:p>2325.00</text:p>
          </table:table-cell>
          <table:table-cell table:formula="of:=DEC2HEX([.A23]; 4)" office:value-type="string" office:string-value="0915" calcext:value-type="string">
            <text:p>0915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float" office:value="2326" calcext:value-type="float">
            <text:p>2326.00</text:p>
          </table:table-cell>
          <table:table-cell table:formula="of:=DEC2HEX([.A24]; 4)" office:value-type="string" office:string-value="0916" calcext:value-type="string">
            <text:p>0916</text:p>
          </table:table-cell>
          <table:table-cell office:value-type="string" calcext:value-type="string">
            <text:p>kh</text:p>
          </table:table-cell>
          <table:table-cell table:number-columns-repeated="1021"/>
        </table:table-row>
        <table:table-row table:style-name="ro1">
          <table:table-cell office:value-type="float" office:value="2327" calcext:value-type="float">
            <text:p>2327.00</text:p>
          </table:table-cell>
          <table:table-cell table:formula="of:=DEC2HEX([.A25]; 4)" office:value-type="string" office:string-value="0917" calcext:value-type="string">
            <text:p>0917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2328" calcext:value-type="float">
            <text:p>2328.00</text:p>
          </table:table-cell>
          <table:table-cell table:formula="of:=DEC2HEX([.A26]; 4)" office:value-type="string" office:string-value="0918" calcext:value-type="string">
            <text:p>0918</text:p>
          </table:table-cell>
          <table:table-cell office:value-type="string" calcext:value-type="string">
            <text:p>gh</text:p>
          </table:table-cell>
          <table:table-cell table:number-columns-repeated="1021"/>
        </table:table-row>
        <table:table-row table:style-name="ro1">
          <table:table-cell office:value-type="float" office:value="2329" calcext:value-type="float">
            <text:p>2329.00</text:p>
          </table:table-cell>
          <table:table-cell table:formula="of:=DEC2HEX([.A27]; 4)" office:value-type="string" office:string-value="0919" calcext:value-type="string">
            <text:p>0919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30" calcext:value-type="float">
            <text:p>2330.00</text:p>
          </table:table-cell>
          <table:table-cell table:formula="of:=DEC2HEX([.A28]; 4)" office:value-type="string" office:string-value="091A" calcext:value-type="string">
            <text:p>091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331" calcext:value-type="float">
            <text:p>2331.00</text:p>
          </table:table-cell>
          <table:table-cell table:formula="of:=DEC2HEX([.A29]; 4)" office:value-type="string" office:string-value="091B" calcext:value-type="string">
            <text:p>091B</text:p>
          </table:table-cell>
          <table:table-cell office:value-type="string" calcext:value-type="string">
            <text:p>ch</text:p>
          </table:table-cell>
          <table:table-cell table:number-columns-repeated="1021"/>
        </table:table-row>
        <table:table-row table:style-name="ro1">
          <table:table-cell office:value-type="float" office:value="2332" calcext:value-type="float">
            <text:p>2332.00</text:p>
          </table:table-cell>
          <table:table-cell table:formula="of:=DEC2HEX([.A30]; 4)" office:value-type="string" office:string-value="091C" calcext:value-type="string">
            <text:p>091C</text:p>
          </table:table-cell>
          <table:table-cell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 office:value-type="float" office:value="2333" calcext:value-type="float">
            <text:p>2333.00</text:p>
          </table:table-cell>
          <table:table-cell table:formula="of:=DEC2HEX([.A31]; 4)" office:value-type="string" office:string-value="091D" calcext:value-type="string">
            <text:p>091D</text:p>
          </table:table-cell>
          <table:table-cell office:value-type="string" calcext:value-type="string">
            <text:p>zh</text:p>
          </table:table-cell>
          <table:table-cell table:number-columns-repeated="1021"/>
        </table:table-row>
        <table:table-row table:style-name="ro1">
          <table:table-cell office:value-type="float" office:value="2334" calcext:value-type="float">
            <text:p>2334.00</text:p>
          </table:table-cell>
          <table:table-cell table:formula="of:=DEC2HEX([.A32]; 4)" office:value-type="string" office:string-value="091E" calcext:value-type="string">
            <text:p>091E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35" calcext:value-type="float">
            <text:p>2335.00</text:p>
          </table:table-cell>
          <table:table-cell table:formula="of:=DEC2HEX([.A33]; 4)" office:value-type="string" office:string-value="091F" calcext:value-type="string">
            <text:p>091F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2336" calcext:value-type="float">
            <text:p>2336.00</text:p>
          </table:table-cell>
          <table:table-cell table:formula="of:=DEC2HEX([.A34]; 4)" office:value-type="string" office:string-value="0920" calcext:value-type="string">
            <text:p>0920</text:p>
          </table:table-cell>
          <table:table-cell office:value-type="string" calcext:value-type="string">
            <text:p>th</text:p>
          </table:table-cell>
          <table:table-cell table:number-columns-repeated="1021"/>
        </table:table-row>
        <table:table-row table:style-name="ro1">
          <table:table-cell office:value-type="float" office:value="2337" calcext:value-type="float">
            <text:p>2337.00</text:p>
          </table:table-cell>
          <table:table-cell table:formula="of:=DEC2HEX([.A35]; 4)" office:value-type="string" office:string-value="0921" calcext:value-type="string">
            <text:p>0921</text:p>
          </table:table-cell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2338" calcext:value-type="float">
            <text:p>2338.00</text:p>
          </table:table-cell>
          <table:table-cell table:formula="of:=DEC2HEX([.A36]; 4)" office:value-type="string" office:string-value="0922" calcext:value-type="string">
            <text:p>0922</text:p>
          </table:table-cell>
          <table:table-cell office:value-type="string" calcext:value-type="string">
            <text:p>dh</text:p>
          </table:table-cell>
          <table:table-cell table:number-columns-repeated="1021"/>
        </table:table-row>
        <table:table-row table:style-name="ro1">
          <table:table-cell office:value-type="float" office:value="2339" calcext:value-type="float">
            <text:p>2339.00</text:p>
          </table:table-cell>
          <table:table-cell table:formula="of:=DEC2HEX([.A37]; 4)" office:value-type="string" office:string-value="0923" calcext:value-type="string">
            <text:p>0923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40" calcext:value-type="float">
            <text:p>2340.00</text:p>
          </table:table-cell>
          <table:table-cell table:formula="of:=DEC2HEX([.A38]; 4)" office:value-type="string" office:string-value="0924" calcext:value-type="string">
            <text:p>0924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2341" calcext:value-type="float">
            <text:p>2341.00</text:p>
          </table:table-cell>
          <table:table-cell table:formula="of:=DEC2HEX([.A39]; 4)" office:value-type="string" office:string-value="0925" calcext:value-type="string">
            <text:p>0925</text:p>
          </table:table-cell>
          <table:table-cell office:value-type="string" calcext:value-type="string">
            <text:p>Th</text:p>
          </table:table-cell>
          <table:table-cell table:number-columns-repeated="1021"/>
        </table:table-row>
        <table:table-row table:style-name="ro1">
          <table:table-cell office:value-type="float" office:value="2342" calcext:value-type="float">
            <text:p>2342.00</text:p>
          </table:table-cell>
          <table:table-cell table:formula="of:=DEC2HEX([.A40]; 4)" office:value-type="string" office:string-value="0926" calcext:value-type="string">
            <text:p>0926</text:p>
          </table:table-cell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2343" calcext:value-type="float">
            <text:p>2343.00</text:p>
          </table:table-cell>
          <table:table-cell table:formula="of:=DEC2HEX([.A41]; 4)" office:value-type="string" office:string-value="0927" calcext:value-type="string">
            <text:p>0927</text:p>
          </table:table-cell>
          <table:table-cell office:value-type="string" calcext:value-type="string">
            <text:p>Dh</text:p>
          </table:table-cell>
          <table:table-cell table:number-columns-repeated="1021"/>
        </table:table-row>
        <table:table-row table:style-name="ro1">
          <table:table-cell office:value-type="float" office:value="2344" calcext:value-type="float">
            <text:p>2344.00</text:p>
          </table:table-cell>
          <table:table-cell table:formula="of:=DEC2HEX([.A42]; 4)" office:value-type="string" office:string-value="0928" calcext:value-type="string">
            <text:p>0928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45" calcext:value-type="float">
            <text:p>2345.00</text:p>
          </table:table-cell>
          <table:table-cell table:formula="of:=DEC2HEX([.A43]; 4)" office:value-type="string" office:string-value="0929" calcext:value-type="string">
            <text:p>0929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46" calcext:value-type="float">
            <text:p>2346.00</text:p>
          </table:table-cell>
          <table:table-cell table:formula="of:=DEC2HEX([.A44]; 4)" office:value-type="string" office:string-value="092A" calcext:value-type="string">
            <text:p>092A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office:value-type="float" office:value="2347" calcext:value-type="float">
            <text:p>2347.00</text:p>
          </table:table-cell>
          <table:table-cell table:formula="of:=DEC2HEX([.A45]; 4)" office:value-type="string" office:string-value="092B" calcext:value-type="string">
            <text:p>092B</text:p>
          </table:table-cell>
          <table:table-cell office:value-type="string" calcext:value-type="string">
            <text:p>ph</text:p>
          </table:table-cell>
          <table:table-cell table:number-columns-repeated="1021"/>
        </table:table-row>
        <table:table-row table:style-name="ro1">
          <table:table-cell office:value-type="float" office:value="2348" calcext:value-type="float">
            <text:p>2348.00</text:p>
          </table:table-cell>
          <table:table-cell table:formula="of:=DEC2HEX([.A46]; 4)" office:value-type="string" office:string-value="092C" calcext:value-type="string">
            <text:p>092C</text:p>
          </table:table-cell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2349" calcext:value-type="float">
            <text:p>2349.00</text:p>
          </table:table-cell>
          <table:table-cell table:formula="of:=DEC2HEX([.A47]; 4)" office:value-type="string" office:string-value="092D" calcext:value-type="string">
            <text:p>092D</text:p>
          </table:table-cell>
          <table:table-cell office:value-type="string" calcext:value-type="string">
            <text:p>bh</text:p>
          </table:table-cell>
          <table:table-cell table:number-columns-repeated="1021"/>
        </table:table-row>
        <table:table-row table:style-name="ro1">
          <table:table-cell office:value-type="float" office:value="2350" calcext:value-type="float">
            <text:p>2350.00</text:p>
          </table:table-cell>
          <table:table-cell table:formula="of:=DEC2HEX([.A48]; 4)" office:value-type="string" office:string-value="092E" calcext:value-type="string">
            <text:p>092E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2351" calcext:value-type="float">
            <text:p>2351.00</text:p>
          </table:table-cell>
          <table:table-cell table:formula="of:=DEC2HEX([.A49]; 4)" office:value-type="string" office:string-value="092F" calcext:value-type="string">
            <text:p>092F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352" calcext:value-type="float">
            <text:p>2352.00</text:p>
          </table:table-cell>
          <table:table-cell table:formula="of:=DEC2HEX([.A50]; 4)" office:value-type="string" office:string-value="0930" calcext:value-type="string">
            <text:p>0930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2353" calcext:value-type="float">
            <text:p>2353.00</text:p>
          </table:table-cell>
          <table:table-cell table:formula="of:=DEC2HEX([.A51]; 4)" office:value-type="string" office:string-value="0931" calcext:value-type="string">
            <text:p>0931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54" calcext:value-type="float">
            <text:p>2354.00</text:p>
          </table:table-cell>
          <table:table-cell table:formula="of:=DEC2HEX([.A52]; 4)" office:value-type="string" office:string-value="0932" calcext:value-type="string">
            <text:p>0932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355" calcext:value-type="float">
            <text:p>2355.00</text:p>
          </table:table-cell>
          <table:table-cell table:formula="of:=DEC2HEX([.A53]; 4)" office:value-type="string" office:string-value="0933" calcext:value-type="string">
            <text:p>0933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356" calcext:value-type="float">
            <text:p>2356.00</text:p>
          </table:table-cell>
          <table:table-cell table:formula="of:=DEC2HEX([.A54]; 4)" office:value-type="string" office:string-value="0934" calcext:value-type="string">
            <text:p>0934</text:p>
          </table:table-cell>
          <table:table-cell office:value-type="string" calcext:value-type="string">
            <text:p>ll</text:p>
          </table:table-cell>
          <table:table-cell table:number-columns-repeated="1021"/>
        </table:table-row>
        <table:table-row table:style-name="ro1">
          <table:table-cell office:value-type="float" office:value="2357" calcext:value-type="float">
            <text:p>2357.00</text:p>
          </table:table-cell>
          <table:table-cell table:formula="of:=DEC2HEX([.A55]; 4)" office:value-type="string" office:string-value="0935" calcext:value-type="string">
            <text:p>0935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float" office:value="2358" calcext:value-type="float">
            <text:p>2358.00</text:p>
          </table:table-cell>
          <table:table-cell table:formula="of:=DEC2HEX([.A56]; 4)" office:value-type="string" office:string-value="0936" calcext:value-type="string">
            <text:p>0936</text:p>
          </table:table-cell>
          <table:table-cell office:value-type="string" calcext:value-type="string">
            <text:p>sh</text:p>
          </table:table-cell>
          <table:table-cell table:number-columns-repeated="1021"/>
        </table:table-row>
        <table:table-row table:style-name="ro1">
          <table:table-cell office:value-type="float" office:value="2359" calcext:value-type="float">
            <text:p>2359.00</text:p>
          </table:table-cell>
          <table:table-cell table:formula="of:=DEC2HEX([.A57]; 4)" office:value-type="string" office:string-value="0937" calcext:value-type="string">
            <text:p>0937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2360" calcext:value-type="float">
            <text:p>2360.00</text:p>
          </table:table-cell>
          <table:table-cell table:formula="of:=DEC2HEX([.A58]; 4)" office:value-type="string" office:string-value="0938" calcext:value-type="string">
            <text:p>0938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2361" calcext:value-type="float">
            <text:p>2361.00</text:p>
          </table:table-cell>
          <table:table-cell table:formula="of:=DEC2HEX([.A59]; 4)" office:value-type="string" office:string-value="0939" calcext:value-type="string">
            <text:p>0939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table:style-name="ce29" office:value-type="float" office:value="2362" calcext:value-type="float">
            <text:p>2362.00</text:p>
          </table:table-cell>
          <table:table-cell table:style-name="ce31" table:formula="of:=DEC2HEX([.A60]; 4)" office:value-type="string" office:string-value="093A" calcext:value-type="string">
            <text:p>093A</text:p>
          </table:table-cell>
          <table:table-cell table:style-name="ce33" office:value-type="string" calcext:value-type="string">
            <text:p>oe</text:p>
          </table:table-cell>
          <table:table-cell table:style-name="ce35" table:number-columns-repeated="4"/>
          <table:table-cell table:style-name="ce38"/>
          <table:table-cell table:style-name="ce35" table:number-columns-repeated="1016"/>
        </table:table-row>
        <table:table-row table:style-name="ro1">
          <table:table-cell table:style-name="ce29" office:value-type="float" office:value="2363" calcext:value-type="float">
            <text:p>2363.00</text:p>
          </table:table-cell>
          <table:table-cell table:style-name="ce31" table:formula="of:=DEC2HEX([.A61]; 4)" office:value-type="string" office:string-value="093B" calcext:value-type="string">
            <text:p>093B</text:p>
          </table:table-cell>
          <table:table-cell table:style-name="ce33" office:value-type="string" calcext:value-type="string">
            <text:p>ui</text:p>
          </table:table-cell>
          <table:table-cell table:style-name="ce35" table:number-columns-repeated="4"/>
          <table:table-cell table:style-name="ce38"/>
          <table:table-cell table:style-name="ce35" table:number-columns-repeated="1016"/>
        </table:table-row>
        <table:table-row table:style-name="ro1">
          <table:table-cell table:style-name="ce29" office:value-type="float" office:value="2364" calcext:value-type="float">
            <text:p>2364.00</text:p>
          </table:table-cell>
          <table:table-cell table:style-name="ce31" table:formula="of:=DEC2HEX([.A62]; 4)" office:value-type="string" office:string-value="093C" calcext:value-type="string">
            <text:p>093C</text:p>
          </table:table-cell>
          <table:table-cell table:style-name="ce33" office:value-type="string" calcext:value-type="string">
            <text:p>r/l</text:p>
          </table:table-cell>
          <table:table-cell table:style-name="ce35" table:number-columns-repeated="4"/>
          <table:table-cell table:style-name="ce38"/>
          <table:table-cell table:style-name="ce35" table:number-columns-repeated="1016"/>
        </table:table-row>
        <table:table-row table:style-name="ro1">
          <table:table-cell table:style-name="ce29" office:value-type="float" office:value="2365" calcext:value-type="float">
            <text:p>2365.00</text:p>
          </table:table-cell>
          <table:table-cell table:style-name="ce31" table:formula="of:=DEC2HEX([.A63]; 4)" office:value-type="string" office:string-value="093D" calcext:value-type="string">
            <text:p>093D</text:p>
          </table:table-cell>
          <table:table-cell table:style-name="ce33" office:value-type="string" calcext:value-type="string">
            <text:p>3times</text:p>
          </table:table-cell>
          <table:table-cell table:style-name="ce35" table:number-columns-repeated="4"/>
          <table:table-cell table:style-name="ce38"/>
          <table:table-cell table:style-name="ce35" table:number-columns-repeated="1016"/>
        </table:table-row>
        <table:table-row table:style-name="ro1">
          <table:table-cell office:value-type="float" office:value="2366" calcext:value-type="float">
            <text:p>2366.00</text:p>
          </table:table-cell>
          <table:table-cell table:formula="of:=DEC2HEX([.A64]; 4)" office:value-type="string" office:string-value="093E" calcext:value-type="string">
            <text:p>093E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67" calcext:value-type="float">
            <text:p>2367.00</text:p>
          </table:table-cell>
          <table:table-cell table:formula="of:=DEC2HEX([.A65]; 4)" office:value-type="string" office:string-value="093F" calcext:value-type="string">
            <text:p>093F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2368" calcext:value-type="float">
            <text:p>2368.00</text:p>
          </table:table-cell>
          <table:table-cell table:formula="of:=DEC2HEX([.A66]; 4)" office:value-type="string" office:string-value="0940" calcext:value-type="string">
            <text:p>0940</text:p>
          </table:table-cell>
          <table:table-cell office:value-type="string" calcext:value-type="string">
            <text:p>ii</text:p>
          </table:table-cell>
          <table:table-cell table:number-columns-repeated="1021"/>
        </table:table-row>
        <table:table-row table:style-name="ro1">
          <table:table-cell office:value-type="float" office:value="2369" calcext:value-type="float">
            <text:p>2369.00</text:p>
          </table:table-cell>
          <table:table-cell table:formula="of:=DEC2HEX([.A67]; 4)" office:value-type="string" office:string-value="0941" calcext:value-type="string">
            <text:p>0941</text:p>
          </table:table-cell>
          <table:table-cell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2370" calcext:value-type="float">
            <text:p>2370.00</text:p>
          </table:table-cell>
          <table:table-cell table:formula="of:=DEC2HEX([.A68]; 4)" office:value-type="string" office:string-value="0942" calcext:value-type="string">
            <text:p>0942</text:p>
          </table:table-cell>
          <table:table-cell office:value-type="string" calcext:value-type="string">
            <text:p>uu</text:p>
          </table:table-cell>
          <table:table-cell table:number-columns-repeated="1021"/>
        </table:table-row>
        <table:table-row table:style-name="ro1">
          <table:table-cell office:value-type="float" office:value="2371" calcext:value-type="float">
            <text:p>2371.00</text:p>
          </table:table-cell>
          <table:table-cell table:formula="of:=DEC2HEX([.A69]; 4)" office:value-type="string" office:string-value="0943" calcext:value-type="string">
            <text:p>0943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2372" calcext:value-type="float">
            <text:p>2372.00</text:p>
          </table:table-cell>
          <table:table-cell table:formula="of:=DEC2HEX([.A70]; 4)" office:value-type="string" office:string-value="0944" calcext:value-type="string">
            <text:p>0944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73" calcext:value-type="float">
            <text:p>2373.00</text:p>
          </table:table-cell>
          <table:table-cell table:formula="of:=DEC2HEX([.A71]; 4)" office:value-type="string" office:string-value="0945" calcext:value-type="string">
            <text:p>094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74" calcext:value-type="float">
            <text:p>2374.00</text:p>
          </table:table-cell>
          <table:table-cell table:formula="of:=DEC2HEX([.A72]; 4)" office:value-type="string" office:string-value="0946" calcext:value-type="string">
            <text:p>0946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75" calcext:value-type="float">
            <text:p>2375.00</text:p>
          </table:table-cell>
          <table:table-cell table:formula="of:=DEC2HEX([.A73]; 4)" office:value-type="string" office:string-value="0947" calcext:value-type="string">
            <text:p>0947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76" calcext:value-type="float">
            <text:p>2376.00</text:p>
          </table:table-cell>
          <table:table-cell table:formula="of:=DEC2HEX([.A74]; 4)" office:value-type="string" office:string-value="0948" calcext:value-type="string">
            <text:p>0948</text:p>
          </table:table-cell>
          <table:table-cell office:value-type="string" calcext:value-type="string">
            <text:p>Ai</text:p>
          </table:table-cell>
          <table:table-cell table:number-columns-repeated="1021"/>
        </table:table-row>
        <table:table-row table:style-name="ro1">
          <table:table-cell office:value-type="float" office:value="2377" calcext:value-type="float">
            <text:p>2377.00</text:p>
          </table:table-cell>
          <table:table-cell table:formula="of:=DEC2HEX([.A75]; 4)" office:value-type="string" office:string-value="0949" calcext:value-type="string">
            <text:p>0949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78" calcext:value-type="float">
            <text:p>2378.00</text:p>
          </table:table-cell>
          <table:table-cell table:formula="of:=DEC2HEX([.A76]; 4)" office:value-type="string" office:string-value="094A" calcext:value-type="string">
            <text:p>094A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379" calcext:value-type="float">
            <text:p>2379.00</text:p>
          </table:table-cell>
          <table:table-cell table:formula="of:=DEC2HEX([.A77]; 4)" office:value-type="string" office:string-value="094B" calcext:value-type="string">
            <text:p>094B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380" calcext:value-type="float">
            <text:p>2380.00</text:p>
          </table:table-cell>
          <table:table-cell table:formula="of:=DEC2HEX([.A78]; 4)" office:value-type="string" office:string-value="094C" calcext:value-type="string">
            <text:p>094C</text:p>
          </table:table-cell>
          <table:table-cell office:value-type="string" calcext:value-type="string">
            <text:p>ou</text:p>
          </table:table-cell>
          <table:table-cell table:number-columns-repeated="1021"/>
        </table:table-row>
        <table:table-row table:style-name="ro1">
          <table:table-cell office:value-type="float" office:value="2381" calcext:value-type="float">
            <text:p>2381.00</text:p>
          </table:table-cell>
          <table:table-cell table:formula="of:=DEC2HEX([.A79]; 4)" office:value-type="string" office:string-value="094D" calcext:value-type="string">
            <text:p>094D</text:p>
          </table:table-cell>
          <table:table-cell table:number-columns-repeated="1022"/>
        </table:table-row>
        <table:table-row table:style-name="ro1">
          <table:table-cell office:value-type="float" office:value="2382" calcext:value-type="float">
            <text:p>2382.00</text:p>
          </table:table-cell>
          <table:table-cell table:formula="of:=DEC2HEX([.A80]; 4)" office:value-type="string" office:string-value="094E" calcext:value-type="string">
            <text:p>094E</text:p>
          </table:table-cell>
          <table:table-cell table:number-columns-repeated="1022"/>
        </table:table-row>
        <table:table-row table:style-name="ro1">
          <table:table-cell office:value-type="float" office:value="2383" calcext:value-type="float">
            <text:p>2383.00</text:p>
          </table:table-cell>
          <table:table-cell table:formula="of:=DEC2HEX([.A81]; 4)" office:value-type="string" office:string-value="094F" calcext:value-type="string">
            <text:p>094F</text:p>
          </table:table-cell>
          <table:table-cell office:value-type="string" calcext:value-type="string">
            <text:p>au</text:p>
          </table:table-cell>
          <table:table-cell table:number-columns-repeated="1021"/>
        </table:table-row>
        <table:table-row table:style-name="ro1">
          <table:table-cell office:value-type="float" office:value="2384" calcext:value-type="float">
            <text:p>2384.00</text:p>
          </table:table-cell>
          <table:table-cell table:formula="of:=DEC2HEX([.A82]; 4)" office:value-type="string" office:string-value="0950" calcext:value-type="string">
            <text:p>0950</text:p>
          </table:table-cell>
          <table:table-cell office:value-type="string" calcext:value-type="string">
            <text:p>om</text:p>
          </table:table-cell>
          <table:table-cell table:number-columns-repeated="1021"/>
        </table:table-row>
        <table:table-row table:style-name="ro1">
          <table:table-cell office:value-type="float" office:value="2385" calcext:value-type="float">
            <text:p>2385.00</text:p>
          </table:table-cell>
          <table:table-cell table:formula="of:=DEC2HEX([.A83]; 4)" office:value-type="string" office:string-value="0951" calcext:value-type="string">
            <text:p>0951</text:p>
          </table:table-cell>
          <table:table-cell table:number-columns-repeated="1022"/>
        </table:table-row>
        <table:table-row table:style-name="ro1">
          <table:table-cell office:value-type="float" office:value="2386" calcext:value-type="float">
            <text:p>2386.00</text:p>
          </table:table-cell>
          <table:table-cell table:formula="of:=DEC2HEX([.A84]; 4)" office:value-type="string" office:string-value="0952" calcext:value-type="string">
            <text:p>0952</text:p>
          </table:table-cell>
          <table:table-cell table:number-columns-repeated="1022"/>
        </table:table-row>
        <table:table-row table:style-name="ro1">
          <table:table-cell office:value-type="float" office:value="2387" calcext:value-type="float">
            <text:p>2387.00</text:p>
          </table:table-cell>
          <table:table-cell table:formula="of:=DEC2HEX([.A85]; 4)" office:value-type="string" office:string-value="0953" calcext:value-type="string">
            <text:p>0953</text:p>
          </table:table-cell>
          <table:table-cell table:number-columns-repeated="1022"/>
        </table:table-row>
        <table:table-row table:style-name="ro1">
          <table:table-cell office:value-type="float" office:value="2388" calcext:value-type="float">
            <text:p>2388.00</text:p>
          </table:table-cell>
          <table:table-cell table:formula="of:=DEC2HEX([.A86]; 4)" office:value-type="string" office:string-value="0954" calcext:value-type="string">
            <text:p>0954</text:p>
          </table:table-cell>
          <table:table-cell table:number-columns-repeated="1022"/>
        </table:table-row>
        <table:table-row table:style-name="ro1">
          <table:table-cell office:value-type="float" office:value="2389" calcext:value-type="float">
            <text:p>2389.00</text:p>
          </table:table-cell>
          <table:table-cell table:formula="of:=DEC2HEX([.A87]; 4)" office:value-type="string" office:string-value="0955" calcext:value-type="string">
            <text:p>0955</text:p>
          </table:table-cell>
          <table:table-cell office:value-type="string" calcext:value-type="string">
            <text:p>ii</text:p>
          </table:table-cell>
          <table:table-cell table:number-columns-repeated="1021"/>
        </table:table-row>
        <table:table-row table:style-name="ro1">
          <table:table-cell office:value-type="float" office:value="2390" calcext:value-type="float">
            <text:p>2390.00</text:p>
          </table:table-cell>
          <table:table-cell table:formula="of:=DEC2HEX([.A88]; 4)" office:value-type="string" office:string-value="0956" calcext:value-type="string">
            <text:p>0956</text:p>
          </table:table-cell>
          <table:table-cell office:value-type="string" calcext:value-type="string">
            <text:p>ue</text:p>
          </table:table-cell>
          <table:table-cell table:number-columns-repeated="1021"/>
        </table:table-row>
        <table:table-row table:style-name="ro1">
          <table:table-cell office:value-type="float" office:value="2391" calcext:value-type="float">
            <text:p>2391.00</text:p>
          </table:table-cell>
          <table:table-cell table:formula="of:=DEC2HEX([.A89]; 4)" office:value-type="string" office:string-value="0957" calcext:value-type="string">
            <text:p>0957</text:p>
          </table:table-cell>
          <table:table-cell office:value-type="string" calcext:value-type="string">
            <text:p>uue</text:p>
          </table:table-cell>
          <table:table-cell table:number-columns-repeated="1021"/>
        </table:table-row>
        <table:table-row table:style-name="ro1">
          <table:table-cell office:value-type="float" office:value="2392" calcext:value-type="float">
            <text:p>2392.00</text:p>
          </table:table-cell>
          <table:table-cell table:formula="of:=DEC2HEX([.A90]; 4)" office:value-type="string" office:string-value="0958" calcext:value-type="string">
            <text:p>0958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float" office:value="2393" calcext:value-type="float">
            <text:p>2393.00</text:p>
          </table:table-cell>
          <table:table-cell table:formula="of:=DEC2HEX([.A91]; 4)" office:value-type="string" office:string-value="0959" calcext:value-type="string">
            <text:p>0959</text:p>
          </table:table-cell>
          <table:table-cell office:value-type="string" calcext:value-type="string">
            <text:p>kh</text:p>
          </table:table-cell>
          <table:table-cell table:number-columns-repeated="1021"/>
        </table:table-row>
        <table:table-row table:style-name="ro1">
          <table:table-cell office:value-type="float" office:value="2394" calcext:value-type="float">
            <text:p>2394.00</text:p>
          </table:table-cell>
          <table:table-cell table:formula="of:=DEC2HEX([.A92]; 4)" office:value-type="string" office:string-value="095A" calcext:value-type="string">
            <text:p>095A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2395" calcext:value-type="float">
            <text:p>2395.00</text:p>
          </table:table-cell>
          <table:table-cell table:formula="of:=DEC2HEX([.A93]; 4)" office:value-type="string" office:string-value="095B" calcext:value-type="string">
            <text:p>095B</text:p>
          </table:table-cell>
          <table:table-cell office:value-type="string" calcext:value-type="string">
            <text:p>gh</text:p>
          </table:table-cell>
          <table:table-cell table:number-columns-repeated="1021"/>
        </table:table-row>
        <table:table-row table:style-name="ro1">
          <table:table-cell office:value-type="float" office:value="2396" calcext:value-type="float">
            <text:p>2396.00</text:p>
          </table:table-cell>
          <table:table-cell table:formula="of:=DEC2HEX([.A94]; 4)" office:value-type="string" office:string-value="095C" calcext:value-type="string">
            <text:p>095C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97" calcext:value-type="float">
            <text:p>2397.00</text:p>
          </table:table-cell>
          <table:table-cell table:formula="of:=DEC2HEX([.A95]; 4)" office:value-type="string" office:string-value="095D" calcext:value-type="string">
            <text:p>095D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98" calcext:value-type="float">
            <text:p>2398.00</text:p>
          </table:table-cell>
          <table:table-cell table:formula="of:=DEC2HEX([.A96]; 4)" office:value-type="string" office:string-value="095E" calcext:value-type="string">
            <text:p>095E</text:p>
          </table:table-cell>
          <table:table-cell office:value-type="string" calcext:value-type="string">
            <text:p>ph</text:p>
          </table:table-cell>
          <table:table-cell table:number-columns-repeated="1021"/>
        </table:table-row>
        <table:table-row table:style-name="ro1">
          <table:table-cell office:value-type="float" office:value="2399" calcext:value-type="float">
            <text:p>2399.00</text:p>
          </table:table-cell>
          <table:table-cell table:formula="of:=DEC2HEX([.A97]; 4)" office:value-type="string" office:string-value="095F" calcext:value-type="string">
            <text:p>095F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400" calcext:value-type="float">
            <text:p>2400.00</text:p>
          </table:table-cell>
          <table:table-cell table:formula="of:=DEC2HEX([.A98]; 4)" office:value-type="string" office:string-value="0960" calcext:value-type="string">
            <text:p>0960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401" calcext:value-type="float">
            <text:p>2401.00</text:p>
          </table:table-cell>
          <table:table-cell table:formula="of:=DEC2HEX([.A99]; 4)" office:value-type="string" office:string-value="0961" calcext:value-type="string">
            <text:p>0961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2402" calcext:value-type="float">
            <text:p>2402.00</text:p>
          </table:table-cell>
          <table:table-cell table:formula="of:=DEC2HEX([.A100]; 4)" office:value-type="string" office:string-value="0962" calcext:value-type="string">
            <text:p>0962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403" calcext:value-type="float">
            <text:p>2403.00</text:p>
          </table:table-cell>
          <table:table-cell table:formula="of:=DEC2HEX([.A101]; 4)" office:value-type="string" office:string-value="0963" calcext:value-type="string">
            <text:p>0963</text:p>
          </table:table-cell>
          <table:table-cell office:value-type="string" calcext:value-type="string">
            <text:p>ll</text:p>
          </table:table-cell>
          <table:table-cell table:number-columns-repeated="1021"/>
        </table:table-row>
        <table:table-row table:style-name="ro1">
          <table:table-cell office:value-type="float" office:value="2404" calcext:value-type="float">
            <text:p>2404.00</text:p>
          </table:table-cell>
          <table:table-cell table:formula="of:=DEC2HEX([.A102]; 4)" office:value-type="string" office:string-value="0964" calcext:value-type="string">
            <text:p>0964</text:p>
          </table:table-cell>
          <table:table-cell office:value-type="string" calcext:value-type="string">
            <text:p>|</text:p>
          </table:table-cell>
          <table:table-cell table:number-columns-repeated="1021"/>
        </table:table-row>
        <table:table-row table:style-name="ro1">
          <table:table-cell office:value-type="float" office:value="2405" calcext:value-type="float">
            <text:p>2405.00</text:p>
          </table:table-cell>
          <table:table-cell table:formula="of:=DEC2HEX([.A103]; 4)" office:value-type="string" office:string-value="0965" calcext:value-type="string">
            <text:p>0965</text:p>
          </table:table-cell>
          <table:table-cell office:value-type="string" calcext:value-type="string">
            <text:p>||</text:p>
          </table:table-cell>
          <table:table-cell table:number-columns-repeated="1021"/>
        </table:table-row>
        <table:table-row table:style-name="ro1">
          <table:table-cell office:value-type="float" office:value="2406" calcext:value-type="float">
            <text:p>2406.00</text:p>
          </table:table-cell>
          <table:table-cell table:formula="of:=DEC2HEX([.A104]; 4)" office:value-type="string" office:string-value="0966" calcext:value-type="string">
            <text:p>096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07" calcext:value-type="float">
            <text:p>2407.00</text:p>
          </table:table-cell>
          <table:table-cell table:formula="of:=DEC2HEX([.A105]; 4)" office:value-type="string" office:string-value="0967" calcext:value-type="string">
            <text:p>096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08" calcext:value-type="float">
            <text:p>2408.00</text:p>
          </table:table-cell>
          <table:table-cell table:formula="of:=DEC2HEX([.A106]; 4)" office:value-type="string" office:string-value="0968" calcext:value-type="string">
            <text:p>0968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409" calcext:value-type="float">
            <text:p>2409.00</text:p>
          </table:table-cell>
          <table:table-cell table:formula="of:=DEC2HEX([.A107]; 4)" office:value-type="string" office:string-value="0969" calcext:value-type="string">
            <text:p>0969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410" calcext:value-type="float">
            <text:p>2410.00</text:p>
          </table:table-cell>
          <table:table-cell table:formula="of:=DEC2HEX([.A108]; 4)" office:value-type="string" office:string-value="096A" calcext:value-type="string">
            <text:p>096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411" calcext:value-type="float">
            <text:p>2411.00</text:p>
          </table:table-cell>
          <table:table-cell table:formula="of:=DEC2HEX([.A109]; 4)" office:value-type="string" office:string-value="096B" calcext:value-type="string">
            <text:p>096B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412" calcext:value-type="float">
            <text:p>2412.00</text:p>
          </table:table-cell>
          <table:table-cell table:formula="of:=DEC2HEX([.A110]; 4)" office:value-type="string" office:string-value="096C" calcext:value-type="string">
            <text:p>096C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413" calcext:value-type="float">
            <text:p>2413.00</text:p>
          </table:table-cell>
          <table:table-cell table:formula="of:=DEC2HEX([.A111]; 4)" office:value-type="string" office:string-value="096D" calcext:value-type="string">
            <text:p>096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414" calcext:value-type="float">
            <text:p>2414.00</text:p>
          </table:table-cell>
          <table:table-cell table:formula="of:=DEC2HEX([.A112]; 4)" office:value-type="string" office:string-value="096E" calcext:value-type="string">
            <text:p>096E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2415" calcext:value-type="float">
            <text:p>2415.00</text:p>
          </table:table-cell>
          <table:table-cell table:formula="of:=DEC2HEX([.A113]; 4)" office:value-type="string" office:string-value="096F" calcext:value-type="string">
            <text:p>096F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2416" calcext:value-type="float">
            <text:p>2416.00</text:p>
          </table:table-cell>
          <table:table-cell table:formula="of:=DEC2HEX([.A114]; 4)" office:value-type="string" office:string-value="0970" calcext:value-type="string">
            <text:p>0970</text:p>
          </table:table-cell>
          <table:table-cell table:number-columns-repeated="1022"/>
        </table:table-row>
        <table:table-row table:style-name="ro1">
          <table:table-cell office:value-type="float" office:value="2417" calcext:value-type="float">
            <text:p>2417.00</text:p>
          </table:table-cell>
          <table:table-cell table:formula="of:=DEC2HEX([.A115]; 4)" office:value-type="string" office:string-value="0971" calcext:value-type="string">
            <text:p>0971</text:p>
          </table:table-cell>
          <table:table-cell table:number-columns-repeated="1022"/>
        </table:table-row>
        <table:table-row table:style-name="ro1">
          <table:table-cell office:value-type="float" office:value="2418" calcext:value-type="float">
            <text:p>2418.00</text:p>
          </table:table-cell>
          <table:table-cell table:formula="of:=DEC2HEX([.A116]; 4)" office:value-type="string" office:string-value="0972" calcext:value-type="string">
            <text:p>0972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419" calcext:value-type="float">
            <text:p>2419.00</text:p>
          </table:table-cell>
          <table:table-cell table:formula="of:=DEC2HEX([.A117]; 4)" office:value-type="string" office:string-value="0973" calcext:value-type="string">
            <text:p>0973</text:p>
          </table:table-cell>
          <table:table-cell office:value-type="string" calcext:value-type="string">
            <text:p>oi</text:p>
          </table:table-cell>
          <table:table-cell table:number-columns-repeated="1021"/>
        </table:table-row>
        <table:table-row table:style-name="ro1">
          <table:table-cell office:value-type="float" office:value="2420" calcext:value-type="float">
            <text:p>2420.00</text:p>
          </table:table-cell>
          <table:table-cell table:formula="of:=DEC2HEX([.A118]; 4)" office:value-type="string" office:string-value="0974" calcext:value-type="string">
            <text:p>0974</text:p>
          </table:table-cell>
          <table:table-cell office:value-type="string" calcext:value-type="string">
            <text:p>ui</text:p>
          </table:table-cell>
          <table:table-cell table:number-columns-repeated="1021"/>
        </table:table-row>
        <table:table-row table:style-name="ro1">
          <table:table-cell office:value-type="float" office:value="2421" calcext:value-type="float">
            <text:p>2421.00</text:p>
          </table:table-cell>
          <table:table-cell table:formula="of:=DEC2HEX([.A119]; 4)" office:value-type="string" office:string-value="0975" calcext:value-type="string">
            <text:p>0975</text:p>
          </table:table-cell>
          <table:table-cell office:value-type="string" calcext:value-type="string">
            <text:p>aa</text:p>
          </table:table-cell>
          <table:table-cell table:number-columns-repeated="1021"/>
        </table:table-row>
        <table:table-row table:style-name="ro1">
          <table:table-cell office:value-type="float" office:value="2422" calcext:value-type="float">
            <text:p>2422.00</text:p>
          </table:table-cell>
          <table:table-cell table:formula="of:=DEC2HEX([.A120]; 4)" office:value-type="string" office:string-value="0976" calcext:value-type="string">
            <text:p>0976</text:p>
          </table:table-cell>
          <table:table-cell office:value-type="string" calcext:value-type="string">
            <text:p>ui</text:p>
          </table:table-cell>
          <table:table-cell table:number-columns-repeated="1021"/>
        </table:table-row>
        <table:table-row table:style-name="ro1">
          <table:table-cell office:value-type="float" office:value="2423" calcext:value-type="float">
            <text:p>2423.00</text:p>
          </table:table-cell>
          <table:table-cell table:formula="of:=DEC2HEX([.A121]; 4)" office:value-type="string" office:string-value="0977" calcext:value-type="string">
            <text:p>0977</text:p>
          </table:table-cell>
          <table:table-cell office:value-type="string" calcext:value-type="string">
            <text:p>uui</text:p>
          </table:table-cell>
          <table:table-cell table:number-columns-repeated="1021"/>
        </table:table-row>
        <table:table-row table:style-name="ro1">
          <table:table-cell office:value-type="float" office:value="2424" calcext:value-type="float">
            <text:p>2424.00</text:p>
          </table:table-cell>
          <table:table-cell table:formula="of:=DEC2HEX([.A122]; 4)" office:value-type="string" office:string-value="0978" calcext:value-type="string">
            <text:p>0978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425" calcext:value-type="float">
            <text:p>2425.00</text:p>
          </table:table-cell>
          <table:table-cell table:formula="of:=DEC2HEX([.A123]; 4)" office:value-type="string" office:string-value="0979" calcext:value-type="string">
            <text:p>0979</text:p>
          </table:table-cell>
          <table:table-cell office:value-type="string" calcext:value-type="string">
            <text:p>zh</text:p>
          </table:table-cell>
          <table:table-cell table:number-columns-repeated="1021"/>
        </table:table-row>
        <table:table-row table:style-name="ro1">
          <table:table-cell office:value-type="float" office:value="2426" calcext:value-type="float">
            <text:p>2426.00</text:p>
          </table:table-cell>
          <table:table-cell table:formula="of:=DEC2HEX([.A124]; 4)" office:value-type="string" office:string-value="097A" calcext:value-type="string">
            <text:p>097A</text:p>
          </table:table-cell>
          <table:table-cell office:value-type="string" calcext:value-type="string">
            <text:p>zy</text:p>
          </table:table-cell>
          <table:table-cell table:number-columns-repeated="1021"/>
        </table:table-row>
        <table:table-row table:style-name="ro1">
          <table:table-cell office:value-type="float" office:value="2427" calcext:value-type="float">
            <text:p>2427.00</text:p>
          </table:table-cell>
          <table:table-cell table:formula="of:=DEC2HEX([.A125]; 4)" office:value-type="string" office:string-value="097B" calcext:value-type="string">
            <text:p>097B</text:p>
          </table:table-cell>
          <table:table-cell office:value-type="string" calcext:value-type="string">
            <text:p>ggA</text:p>
          </table:table-cell>
          <table:table-cell table:number-columns-repeated="1021"/>
        </table:table-row>
        <table:table-row table:style-name="ro1">
          <table:table-cell office:value-type="float" office:value="2428" calcext:value-type="float">
            <text:p>2428.00</text:p>
          </table:table-cell>
          <table:table-cell table:formula="of:=DEC2HEX([.A126]; 4)" office:value-type="string" office:string-value="097C" calcext:value-type="string">
            <text:p>097C</text:p>
          </table:table-cell>
          <table:table-cell office:value-type="string" calcext:value-type="string">
            <text:p>zzA</text:p>
          </table:table-cell>
          <table:table-cell table:number-columns-repeated="1021"/>
        </table:table-row>
        <table:table-row table:style-name="ro1">
          <table:table-cell office:value-type="float" office:value="2429" calcext:value-type="float">
            <text:p>2429.00</text:p>
          </table:table-cell>
          <table:table-cell table:formula="of:=DEC2HEX([.A127]; 4)" office:value-type="string" office:string-value="097D" calcext:value-type="string">
            <text:p>097D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float" office:value="2430" calcext:value-type="float">
            <text:p>2430.00</text:p>
          </table:table-cell>
          <table:table-cell table:formula="of:=DEC2HEX([.A128]; 4)" office:value-type="string" office:string-value="097E" calcext:value-type="string">
            <text:p>097E</text:p>
          </table:table-cell>
          <table:table-cell office:value-type="string" calcext:value-type="string">
            <text:p>ddA</text:p>
          </table:table-cell>
          <table:table-cell table:number-columns-repeated="1021"/>
        </table:table-row>
        <table:table-row table:style-name="ro1">
          <table:table-cell office:value-type="float" office:value="2431" calcext:value-type="float">
            <text:p>2431.00</text:p>
          </table:table-cell>
          <table:table-cell table:formula="of:=DEC2HEX([.A129]; 4)" office:value-type="string" office:string-value="097F" calcext:value-type="string">
            <text:p>097F</text:p>
          </table:table-cell>
          <table:table-cell office:value-type="string" calcext:value-type="string">
            <text:p>bbA</text:p>
          </table:table-cell>
          <table:table-cell table:number-columns-repeated="1021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ce" table:style-name="ta1">
        <table:table-column table:style-name="co5" table:default-cell-style-name="ce47"/>
        <table:table-column table:style-name="co6" table:default-cell-style-name="ce55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number-columns-repeated="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20" table:number-columns-repeated="993" table:default-cell-style-name="Default"/>
        <table:table-row table:style-name="ro1">
          <table:table-cell table:style-name="ce39" office:value-type="string" calcext:value-type="string">
            <text:p>u5</text:p>
          </table:table-cell>
          <table:table-cell table:style-name="ce48" office:value-type="string" calcext:value-type="string">
            <text:p>u5hp</text:p>
          </table:table-cell>
          <table:table-cell table:style-name="ce56" office:value-type="string" calcext:value-type="string">
            <text:p>u8</text:p>
          </table:table-cell>
          <table:table-cell table:style-name="ce56" office:value-type="string" calcext:value-type="string">
            <text:p>u8z</text:p>
          </table:table-cell>
          <table:table-cell table:style-name="ce56" office:value-type="string" calcext:value-type="string">
            <text:p>u8zf</text:p>
          </table:table-cell>
          <table:table-cell table:style-name="ce56" office:value-type="string" calcext:value-type="string">
            <text:p>u8v</text:p>
          </table:table-cell>
          <table:table-cell table:style-name="ce58" office:value-type="string" calcext:value-type="string">
            <text:p>u5</text:p>
          </table:table-cell>
          <table:table-cell table:style-name="ce58" office:value-type="string" calcext:value-type="string">
            <text:p>u5hp</text:p>
          </table:table-cell>
          <table:table-cell table:style-name="ce58" office:value-type="string" calcext:value-type="string">
            <text:p>u8</text:p>
          </table:table-cell>
          <table:table-cell table:style-name="ce58" office:value-type="string" calcext:value-type="string">
            <text:p>u8z</text:p>
          </table:table-cell>
          <table:table-cell table:style-name="ce58" office:value-type="string" calcext:value-type="string">
            <text:p>u8zf</text:p>
          </table:table-cell>
          <table:table-cell table:style-name="ce58" office:value-type="string" calcext:value-type="string">
            <text:p>u8v</text:p>
          </table:table-cell>
          <table:table-cell table:style-name="ce58"/>
          <table:table-cell table:style-name="ce59" office:value-type="string" calcext:value-type="string">
            <text:p>u5</text:p>
          </table:table-cell>
          <table:table-cell table:style-name="ce59" office:value-type="string" calcext:value-type="string">
            <text:p>u5hp</text:p>
          </table:table-cell>
          <table:table-cell table:style-name="ce59" office:value-type="string" calcext:value-type="string">
            <text:p>u8</text:p>
          </table:table-cell>
          <table:table-cell table:style-name="ce59" office:value-type="string" calcext:value-type="string">
            <text:p>u8z</text:p>
          </table:table-cell>
          <table:table-cell table:style-name="ce59" office:value-type="string" calcext:value-type="string">
            <text:p>u8zf</text:p>
          </table:table-cell>
          <table:table-cell table:style-name="ce59" office:value-type="string" calcext:value-type="string">
            <text:p>u8v</text:p>
          </table:table-cell>
          <table:table-cell table:style-name="ce62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A</text:p>
          </table:table-cell>
          <table:table-cell table:style-name="ce40" office:value-type="string" calcext:value-type="string">
            <text:p>Q</text:p>
          </table:table-cell>
          <table:table-cell table:style-name="ce49" table:number-columns-repeated="4"/>
          <table:table-cell table:style-name="ce40" office:value-type="string" calcext:value-type="string">
            <text:p>g</text:p>
          </table:table-cell>
          <table:table-cell table:style-name="ce49" table:number-columns-repeated="6"/>
          <table:table-cell table:style-name="ce60" office:value-type="string" calcext:value-type="string">
            <text:p>colon</text:p>
          </table:table-cell>
          <table:table-cell table:style-name="ce49" table:number-columns-repeated="5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B</text:p>
          </table:table-cell>
          <table:table-cell table:style-name="ce40" office:value-type="string" calcext:value-type="string">
            <text:p>J</text:p>
          </table:table-cell>
          <table:table-cell table:style-name="ce49" table:number-columns-repeated="4"/>
          <table:table-cell table:style-name="ce40" office:value-type="string" calcext:value-type="string">
            <text:p>h</text:p>
          </table:table-cell>
          <table:table-cell table:style-name="ce49" table:number-columns-repeated="6"/>
          <table:table-cell table:style-name="ce60" office:value-type="string" calcext:value-type="string">
            <text:p>semicolon</text:p>
          </table:table-cell>
          <table:table-cell table:style-name="ce49" table:number-columns-repeated="5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C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4"/>
          <table:table-cell table:style-name="ce40" office:value-type="string" calcext:value-type="string">
            <text:p>i</text:p>
          </table:table-cell>
          <table:table-cell table:style-name="ce49" table:number-columns-repeated="6"/>
          <table:table-cell table:style-name="ce60" office:value-type="string" calcext:value-type="string">
            <text:p>lt</text:p>
          </table:table-cell>
          <table:table-cell table:style-name="ce49" table:number-columns-repeated="5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D</text:p>
          </table:table-cell>
          <table:table-cell table:style-name="ce49" office:value-type="string" calcext:value-type="string">
            <text:p>W</text:p>
          </table:table-cell>
          <table:table-cell table:style-name="ce49" table:number-columns-repeated="4"/>
          <table:table-cell table:style-name="ce40" office:value-type="string" calcext:value-type="string">
            <text:p>z</text:p>
          </table:table-cell>
          <table:table-cell table:style-name="ce49" table:number-columns-repeated="6"/>
          <table:table-cell table:style-name="ce60" office:value-type="string" calcext:value-type="string">
            <text:p>ikuAl</text:p>
          </table:table-cell>
          <table:table-cell table:style-name="ce49" table:number-columns-repeated="5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E</text:p>
          </table:table-cell>
          <table:table-cell table:style-name="ce49" table:number-columns-repeated="5"/>
          <table:table-cell table:style-name="ce40" office:value-type="string" calcext:value-type="string">
            <text:p>k</text:p>
          </table:table-cell>
          <table:table-cell table:style-name="ce49" table:number-columns-repeated="6"/>
          <table:table-cell table:style-name="ce60" office:value-type="string" calcext:value-type="string">
            <text:p>gt</text:p>
          </table:table-cell>
          <table:table-cell table:style-name="ce49" table:number-columns-repeated="5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/>
          <table:table-cell table:style-name="ce49" table:number-columns-repeated="5"/>
          <table:table-cell table:style-name="ce40" office:value-type="string" calcext:value-type="string">
            <text:p>l</text:p>
          </table:table-cell>
          <table:table-cell table:style-name="ce49" table:number-columns-repeated="6"/>
          <table:table-cell table:style-name="ce60" office:value-type="string" calcext:value-type="string">
            <text:p>kscn</text:p>
          </table:table-cell>
          <table:table-cell table:style-name="ce49" table:number-columns-repeated="5"/>
          <table:table-cell table:style-name="ce57" table:number-columns-repeated="12"/>
          <table:table-cell table:number-columns-repeated="993"/>
        </table:table-row>
        <table:table-row table:style-name="ro1">
          <table:table-cell table:number-columns-repeated="2" table:style-name="ce40" office:value-type="string" calcext:value-type="string">
            <text:p>H</text:p>
          </table:table-cell>
          <table:table-cell table:style-name="ce49" table:number-columns-repeated="4"/>
          <table:table-cell table:style-name="ce40" office:value-type="string" calcext:value-type="string">
            <text:p>m</text:p>
          </table:table-cell>
          <table:table-cell table:style-name="ce49" table:number-columns-repeated="6"/>
          <table:table-cell table:style-name="ce60" office:value-type="string" calcext:value-type="string">
            <text:p>L</text:p>
          </table:table-cell>
          <table:table-cell table:style-name="ce61" office:value-type="string" calcext:value-type="string">
            <text:p>A</text:p>
          </table:table-cell>
          <table:table-cell table:style-name="ce49" table:number-columns-repeated="4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N</text:p>
          </table:table-cell>
          <table:table-cell table:style-name="ce49" table:number-columns-repeated="5"/>
          <table:table-cell table:style-name="ce40" office:value-type="string" calcext:value-type="string">
            <text:p>n</text:p>
          </table:table-cell>
          <table:table-cell table:style-name="ce49" table:number-columns-repeated="6"/>
          <table:table-cell table:style-name="ce60" office:value-type="string" calcext:value-type="string">
            <text:p>J</text:p>
          </table:table-cell>
          <table:table-cell table:style-name="ce61" office:value-type="string" calcext:value-type="string">
            <text:p>B</text:p>
          </table:table-cell>
          <table:table-cell table:style-name="ce49" table:number-columns-repeated="4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T</text:p>
          </table:table-cell>
          <table:table-cell table:style-name="ce49" table:number-columns-repeated="5"/>
          <table:table-cell table:style-name="ce40" office:value-type="string" calcext:value-type="string">
            <text:p>o</text:p>
          </table:table-cell>
          <table:table-cell table:style-name="ce49" table:number-columns-repeated="6"/>
          <table:table-cell table:style-name="ce60" office:value-type="string" calcext:value-type="string">
            <text:p>Q</text:p>
          </table:table-cell>
          <table:table-cell table:style-name="ce61" office:value-type="string" calcext:value-type="string">
            <text:p>C</text:p>
          </table:table-cell>
          <table:table-cell table:style-name="ce49" table:number-columns-repeated="4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f</text:p>
          </table:table-cell>
          <table:table-cell table:style-name="ce49" table:number-columns-repeated="5"/>
          <table:table-cell table:style-name="ce40" office:value-type="string" calcext:value-type="string">
            <text:p>p</text:p>
          </table:table-cell>
          <table:table-cell table:style-name="ce49" table:number-columns-repeated="6"/>
          <table:table-cell table:style-name="ce60" office:value-type="string" calcext:value-type="string">
            <text:p>W</text:p>
          </table:table-cell>
          <table:table-cell table:style-name="ce61" office:value-type="string" calcext:value-type="string">
            <text:p>D</text:p>
          </table:table-cell>
          <table:table-cell table:style-name="ce49" table:number-columns-repeated="4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a</text:p>
          </table:table-cell>
          <table:table-cell table:style-name="ce49" table:number-columns-repeated="5"/>
          <table:table-cell table:style-name="ce40" office:value-type="string" calcext:value-type="string">
            <text:p>r</text:p>
          </table:table-cell>
          <table:table-cell table:style-name="ce49" table:number-columns-repeated="6"/>
          <table:table-cell table:style-name="ce60" office:value-type="string" calcext:value-type="string">
            <text:p>X</text:p>
          </table:table-cell>
          <table:table-cell table:style-name="ce61" office:value-type="string" calcext:value-type="string">
            <text:p>E</text:p>
          </table:table-cell>
          <table:table-cell table:style-name="ce49" table:number-columns-repeated="4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b</text:p>
          </table:table-cell>
          <table:table-cell table:style-name="ce49" table:number-columns-repeated="5"/>
          <table:table-cell table:style-name="ce40" office:value-type="string" calcext:value-type="string">
            <text:p>s</text:p>
          </table:table-cell>
          <table:table-cell table:style-name="ce49" table:number-columns-repeated="6"/>
          <table:table-cell table:style-name="ce60" office:value-type="string" calcext:value-type="string">
            <text:p>F</text:p>
          </table:table-cell>
          <table:table-cell table:style-name="ce49" office:value-type="string" calcext:value-type="string">
            <text:p>F</text:p>
          </table:table-cell>
          <table:table-cell table:style-name="ce49" table:number-columns-repeated="4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c</text:p>
          </table:table-cell>
          <table:table-cell table:style-name="ce49" table:number-columns-repeated="5"/>
          <table:table-cell table:style-name="ce40" office:value-type="string" calcext:value-type="string">
            <text:p>t</text:p>
          </table:table-cell>
          <table:table-cell table:style-name="ce49" table:number-columns-repeated="6"/>
          <table:table-cell table:style-name="ce60" office:value-type="string" calcext:value-type="string">
            <text:p>y</text:p>
          </table:table-cell>
          <table:table-cell table:style-name="ce49" office:value-type="string" calcext:value-type="string">
            <text:p>y</text:p>
          </table:table-cell>
          <table:table-cell table:style-name="ce49" table:number-columns-repeated="4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0" office:value-type="string" calcext:value-type="string">
            <text:p>d</text:p>
          </table:table-cell>
          <table:table-cell table:style-name="ce49" table:number-columns-repeated="5"/>
          <table:table-cell table:style-name="ce40" office:value-type="string" calcext:value-type="string">
            <text:p>u</text:p>
          </table:table-cell>
          <table:table-cell table:style-name="ce49" table:number-columns-repeated="12"/>
          <table:table-cell table:style-name="ce57" table:number-columns-repeated="12"/>
          <table:table-cell table:number-columns-repeated="993"/>
        </table:table-row>
        <table:table-row table:style-name="ro1">
          <table:table-cell table:style-name="ce41" office:value-type="string" calcext:value-type="string">
            <text:p>e</text:p>
          </table:table-cell>
          <table:table-cell table:style-name="ce50" table:number-columns-repeated="5"/>
          <table:table-cell table:style-name="ce41" office:value-type="string" calcext:value-type="string">
            <text:p>v</text:p>
          </table:table-cell>
          <table:table-cell table:style-name="ce50" table:number-columns-repeated="12"/>
          <table:table-cell table:style-name="ce63" table:number-columns-repeated="12"/>
          <table:table-cell table:style-name="ce64" table:number-columns-repeated="993"/>
        </table:table-row>
        <table:table-row table:style-name="ro1">
          <table:table-cell table:style-name="ce42" office:value-type="string" calcext:value-type="string">
            <text:p>A</text:p>
          </table:table-cell>
          <table:table-cell table:style-name="ce51" office:value-type="string" calcext:value-type="string">
            <text:p>D</text:p>
          </table:table-cell>
          <table:table-cell table:style-name="ce51" office:value-type="string" calcext:value-type="string">
            <text:p>E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U</text:p>
          </table:table-cell>
          <table:table-cell table:style-name="ce51" office:value-type="string" calcext:value-type="string">
            <text:p>I</text:p>
          </table:table-cell>
          <table:table-cell table:style-name="ce51" office:value-type="string" calcext:value-type="string">
            <text:p>O</text:p>
          </table:table-cell>
          <table:table-cell table:style-name="ce51" office:value-type="string" calcext:value-type="string">
            <text:p>P</text:p>
          </table:table-cell>
          <table:table-cell table:style-name="ce51" office:value-type="string" calcext:value-type="string">
            <text:p>Q</text:p>
          </table:table-cell>
          <table:table-cell table:style-name="ce51" office:value-type="string" calcext:value-type="string">
            <text:p>S</text:p>
          </table:table-cell>
          <table:table-cell table:style-name="ce51" office:value-type="string" calcext:value-type="string">
            <text:p>W</text:p>
          </table:table-cell>
          <table:table-cell table:style-name="ce51" office:value-type="string" calcext:value-type="string">
            <text:p>N</text:p>
          </table:table-cell>
          <table:table-cell table:style-name="ce51" office:value-type="string" calcext:value-type="string">
            <text:p>G</text:p>
          </table:table-cell>
          <table:table-cell table:style-name="ce51" office:value-type="string" calcext:value-type="string">
            <text:p>J</text:p>
          </table:table-cell>
          <table:table-cell table:style-name="ce51" office:value-type="string" calcext:value-type="string">
            <text:p>H</text:p>
          </table:table-cell>
          <table:table-cell table:style-name="ce51" office:value-type="string" calcext:value-type="string">
            <text:p>K</text:p>
          </table:table-cell>
          <table:table-cell table:style-name="ce51" office:value-type="string" calcext:value-type="string">
            <text:p>L</text:p>
          </table:table-cell>
          <table:table-cell table:style-name="ce51" office:value-type="string" calcext:value-type="string">
            <text:p>Z</text:p>
          </table:table-cell>
          <table:table-cell table:style-name="ce51" office:value-type="string" calcext:value-type="string">
            <text:p>T</text:p>
          </table:table-cell>
          <table:table-cell table:style-name="ce51" office:value-type="string" calcext:value-type="string">
            <text:p>C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string" calcext:value-type="string">
            <text:p>F</text:p>
          </table:table-cell>
          <table:table-cell table:style-name="ce51" office:value-type="string" calcext:value-type="string">
            <text:p>M</text:p>
          </table:table-cell>
          <table:table-cell table:style-name="ce51" table:number-columns-repeated="5"/>
          <table:table-cell table:style-name="ce65" table:number-columns-repeated="993"/>
        </table:table-row>
        <table:table-row table:style-name="ro1">
          <table:table-cell table:style-name="ce43" office:value-type="string" calcext:value-type="string">
            <text:p>A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E</text:p>
          </table:table-cell>
          <table:table-cell table:style-name="ce52" office:value-type="string" calcext:value-type="string">
            <text:p>R</text:p>
          </table:table-cell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U</text:p>
          </table:table-cell>
          <table:table-cell table:style-name="ce52" office:value-type="string" calcext:value-type="string">
            <text:p>I</text:p>
          </table:table-cell>
          <table:table-cell table:style-name="ce52" office:value-type="string" calcext:value-type="string">
            <text:p>O</text:p>
          </table:table-cell>
          <table:table-cell table:style-name="ce52" office:value-type="string" calcext:value-type="string">
            <text:p>P</text:p>
          </table:table-cell>
          <table:table-cell table:style-name="ce52" office:value-type="string" calcext:value-type="string">
            <text:p>Q</text:p>
          </table:table-cell>
          <table:table-cell table:style-name="ce52" office:value-type="string" calcext:value-type="string">
            <text:p>S</text:p>
          </table:table-cell>
          <table:table-cell table:style-name="ce52" office:value-type="string" calcext:value-type="string">
            <text:p>W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G</text:p>
          </table:table-cell>
          <table:table-cell table:style-name="ce52" office:value-type="string" calcext:value-type="string">
            <text:p>J</text:p>
          </table:table-cell>
          <table:table-cell table:style-name="ce52" office:value-type="string" calcext:value-type="string">
            <text:p>H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L</text:p>
          </table:table-cell>
          <table:table-cell table:style-name="ce52" office:value-type="string" calcext:value-type="string">
            <text:p>Z</text:p>
          </table:table-cell>
          <table:table-cell table:style-name="ce52" office:value-type="string" calcext:value-type="string">
            <text:p>T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B</text:p>
          </table:table-cell>
          <table:table-cell table:style-name="ce52" office:value-type="string" calcext:value-type="string">
            <text:p>F</text:p>
          </table:table-cell>
          <table:table-cell table:style-name="ce52" office:value-type="string" calcext:value-type="string">
            <text:p>M</text:p>
          </table:table-cell>
          <table:table-cell table:style-name="ce52" table:number-columns-repeated="5"/>
          <table:table-cell table:style-name="ce66" table:number-columns-repeated="993"/>
        </table:table-row>
        <table:table-row table:style-name="ro1"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E</text:p>
          </table:table-cell>
          <table:table-cell table:style-name="ce53" office:value-type="string" calcext:value-type="string">
            <text:p>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string" calcext:value-type="string">
            <text:p>Y</text:p>
          </table:table-cell>
          <table:table-cell table:style-name="ce53" office:value-type="string" calcext:value-type="string">
            <text:p>U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string" calcext:value-type="string">
            <text:p>O</text:p>
          </table:table-cell>
          <table:table-cell table:style-name="ce53" office:value-type="string" calcext:value-type="string">
            <text:p>P</text:p>
          </table:table-cell>
          <table:table-cell table:style-name="ce53" office:value-type="string" calcext:value-type="string">
            <text:p>Q</text:p>
          </table:table-cell>
          <table:table-cell table:style-name="ce53" office:value-type="string" calcext:value-type="string">
            <text:p>S</text:p>
          </table:table-cell>
          <table:table-cell table:style-name="ce53" office:value-type="string" calcext:value-type="string">
            <text:p>W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G</text:p>
          </table:table-cell>
          <table:table-cell table:style-name="ce53" office:value-type="string" calcext:value-type="string">
            <text:p>J</text:p>
          </table:table-cell>
          <table:table-cell table:style-name="ce53" office:value-type="string" calcext:value-type="string">
            <text:p>H</text:p>
          </table:table-cell>
          <table:table-cell table:style-name="ce53" office:value-type="string" calcext:value-type="string">
            <text:p>K</text:p>
          </table:table-cell>
          <table:table-cell table:style-name="ce53" office:value-type="string" calcext:value-type="string">
            <text:p>L</text:p>
          </table:table-cell>
          <table:table-cell table:style-name="ce53" office:value-type="string" calcext:value-type="string">
            <text:p>Z</text:p>
          </table:table-cell>
          <table:table-cell table:style-name="ce53" office:value-type="string" calcext:value-type="string">
            <text:p>T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F</text:p>
          </table:table-cell>
          <table:table-cell table:style-name="ce53" office:value-type="string" calcext:value-type="string">
            <text:p>M</text:p>
          </table:table-cell>
          <table:table-cell table:style-name="ce53" table:number-columns-repeated="5"/>
          <table:table-cell table:style-name="ce55" table:number-columns-repeated="993"/>
        </table:table-row>
        <table:table-row table:style-name="ro1">
          <table:table-cell table:style-name="ce45" office:value-type="string" calcext:value-type="string">
            <text:p>A</text:p>
          </table:table-cell>
          <table:table-cell table:style-name="ce54" office:value-type="string" calcext:value-type="string">
            <text:p>D</text:p>
          </table:table-cell>
          <table:table-cell table:style-name="ce54" office:value-type="string" calcext:value-type="string">
            <text:p>E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U</text:p>
          </table:table-cell>
          <table:table-cell table:style-name="ce54" office:value-type="string" calcext:value-type="string">
            <text:p>I</text:p>
          </table:table-cell>
          <table:table-cell table:style-name="ce54" office:value-type="string" calcext:value-type="string">
            <text:p>O</text:p>
          </table:table-cell>
          <table:table-cell table:style-name="ce54" office:value-type="string" calcext:value-type="string">
            <text:p>P</text:p>
          </table:table-cell>
          <table:table-cell table:style-name="ce54" office:value-type="string" calcext:value-type="string">
            <text:p>Q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W</text:p>
          </table:table-cell>
          <table:table-cell table:style-name="ce54" office:value-type="string" calcext:value-type="string">
            <text:p>N</text:p>
          </table:table-cell>
          <table:table-cell table:style-name="ce54" office:value-type="string" calcext:value-type="string">
            <text:p>G</text:p>
          </table:table-cell>
          <table:table-cell table:style-name="ce54" office:value-type="string" calcext:value-type="string">
            <text:p>J</text:p>
          </table:table-cell>
          <table:table-cell table:style-name="ce54" office:value-type="string" calcext:value-type="string">
            <text:p>H</text:p>
          </table:table-cell>
          <table:table-cell table:style-name="ce54" office:value-type="string" calcext:value-type="string">
            <text:p>K</text:p>
          </table:table-cell>
          <table:table-cell table:style-name="ce54" office:value-type="string" calcext:value-type="string">
            <text:p>L</text:p>
          </table:table-cell>
          <table:table-cell table:style-name="ce54" office:value-type="string" calcext:value-type="string">
            <text:p>Z</text:p>
          </table:table-cell>
          <table:table-cell table:style-name="ce54" office:value-type="string" calcext:value-type="string">
            <text:p>T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B</text:p>
          </table:table-cell>
          <table:table-cell table:style-name="ce54" office:value-type="string" calcext:value-type="string">
            <text:p>F</text:p>
          </table:table-cell>
          <table:table-cell table:style-name="ce54" office:value-type="string" calcext:value-type="string">
            <text:p>M</text:p>
          </table:table-cell>
          <table:table-cell table:style-name="ce54" table:number-columns-repeated="5"/>
          <table:table-cell table:style-name="ce67" table:number-columns-repeated="993"/>
        </table:table-row>
        <table:table-row table:style-name="ro1">
          <table:table-cell table:style-name="ce40" office:value-type="string" calcext:value-type="string">
            <text:p>A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string" calcext:value-type="string">
            <text:p>R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U</text:p>
          </table:table-cell>
          <table:table-cell table:style-name="ce49" office:value-type="string" calcext:value-type="string">
            <text:p>I</text:p>
          </table:table-cell>
          <table:table-cell table:style-name="ce49" office:value-type="string" calcext:value-type="string">
            <text:p>O</text:p>
          </table:table-cell>
          <table:table-cell table:style-name="ce49" office:value-type="string" calcext:value-type="string">
            <text:p>P</text:p>
          </table:table-cell>
          <table:table-cell table:style-name="ce49" office:value-type="string" calcext:value-type="string">
            <text:p>Q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G</text:p>
          </table:table-cell>
          <table:table-cell table:style-name="ce49" office:value-type="string" calcext:value-type="string">
            <text:p>J</text:p>
          </table:table-cell>
          <table:table-cell table:style-name="ce49" office:value-type="string" calcext:value-type="string">
            <text:p>H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L</text:p>
          </table:table-cell>
          <table:table-cell table:style-name="ce49" office:value-type="string" calcext:value-type="string">
            <text:p>Z</text:p>
          </table:table-cell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V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M</text:p>
          </table:table-cell>
          <table:table-cell table:style-name="ce49" table:number-columns-repeated="5"/>
          <table:table-cell table:style-name="ce68" table:number-columns-repeated="993"/>
        </table:table-row>
        <table:table-row table:style-name="ro1" table:number-rows-repeated="972">
          <table:table-cell table:style-name="ce46"/>
          <table:table-cell table:style-name="ce53"/>
          <table:table-cell table:style-name="ce57" table:number-columns-repeated="29"/>
          <table:table-cell table:number-columns-repeated="993"/>
        </table:table-row>
        <table:table-row table:style-name="ro2" table:number-rows-repeated="1047579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nts" table:style-name="ta1">
        <table:table-column table:style-name="co21" table:default-cell-style-name="ce3"/>
        <table:table-column table:style-name="co3" table:number-columns-repeated="2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" table:number-columns-repeated="1016" table:default-cell-style-name="ce3"/>
        <table:table-row table:style-name="ro4">
          <table:table-cell table:style-name="ce1" office:value-type="string" calcext:value-type="string">
            <text:p>bhasa</text:p>
          </table:table-cell>
          <table:table-cell table:style-name="ce1" office:value-type="string" calcext:value-type="string">
            <text:p>lipi</text:p>
          </table:table-cell>
          <table:table-cell table:style-name="ce1" office:value-type="string" calcext:value-type="string">
            <text:p>font</text:p>
          </table:table-cell>
          <table:table-cell table:style-name="ce1" office:value-type="string" calcext:value-type="string">
            <text:p>common aiueohcg</text:p>
          </table:table-cell>
          <table:table-cell table:style-name="ce1" office:value-type="string" calcext:value-type="string">
            <text:p>common ADHT</text:p>
          </table:table-cell>
          <table:table-cell table:style-name="ce1" office:value-type="string" calcext:value-type="string">
            <text:p>hard cons</text:p>
          </table:table-cell>
          <table:table-cell table:style-name="ce1" office:value-type="string" calcext:value-type="string">
            <text:p>others</text:p>
          </table:table-cell>
          <table:table-cell table:style-name="ce1" office:value-type="string" calcext:value-type="string">
            <text:p>fox</text:p>
          </table:table-cell>
          <table:table-cell table:style-name="ce1" table:number-columns-repeated="1016"/>
        </table:table-row>
        <table:table-row table:style-name="ro5">
          <table:table-cell table:style-name="Default" office:value-type="string" calcext:value-type="string">
            <text:p>skots scots</text:p>
            <text:p>(phonetic)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courier</text:p>
          </table:table-cell>
          <table:table-cell table:style-name="ce113" office:value-type="string" calcext:value-type="string">
            <text:p>aiueohcg</text:p>
          </table:table-cell>
          <table:table-cell table:style-name="ce113" office:value-type="string" calcext:value-type="string">
            <text:p>A D H T N</text:p>
          </table:table-cell>
          <table:table-cell table:style-name="ce113" office:value-type="string" calcext:value-type="string">
            <text:p>k z t d p b s </text:p>
          </table:table-cell>
          <table:table-cell table:style-name="ce113" office:value-type="string" calcext:value-type="string">
            <text:p>n m y r l v</text:p>
          </table:table-cell>
          <table:table-cell table:style-name="ce113" office:value-type="string" calcext:value-type="string">
            <text:p>the quick fox jumps over brown dog</text:p>
          </table:table-cell>
          <table:table-cell table:style-name="ce19"/>
          <table:table-cell table:style-name="ce2" table:number-columns-repeated="1015"/>
        </table:table-row>
        <table:table-row table:style-name="ro5">
          <table:table-cell table:style-name="ce2" office:value-type="string" calcext:value-type="string">
            <text:p>oriya / odia / uria</text:p>
          </table:table-cell>
          <table:table-cell table:style-name="ce2" office:value-type="string" calcext:value-type="string">
            <text:p>oriya</text:p>
          </table:table-cell>
          <table:table-cell table:style-name="ce2" office:value-type="string" calcext:value-type="string">
            <text:p>uria58.ttf</text:p>
          </table:table-cell>
          <table:table-cell table:style-name="ce4" office:value-type="string" calcext:value-type="string">
            <text:p>aiueohcg</text:p>
          </table:table-cell>
          <table:table-cell table:style-name="ce4" office:value-type="string" calcext:value-type="string">
            <text:p>A D H T N</text:p>
          </table:table-cell>
          <table:table-cell table:style-name="ce4" office:value-type="string" calcext:value-type="string">
            <text:p>k z t d p b s </text:p>
          </table:table-cell>
          <table:table-cell table:style-name="ce4" office:value-type="string" calcext:value-type="string">
            <text:p>n m y r l v</text:p>
          </table:table-cell>
          <table:table-cell table:style-name="ce19" office:value-type="string" calcext:value-type="string">
            <text:p>the quick fox jumps over brown dog</text:p>
          </table:table-cell>
          <table:table-cell table:style-name="Default"/>
          <table:table-cell table:style-name="ce2" table:number-columns-repeated="1015"/>
        </table:table-row>
        <table:table-row table:style-name="ro6">
          <table:table-cell table:number-columns-repeated="2" table:style-name="ce2" office:value-type="string" calcext:value-type="string">
            <text:p>guzraTi</text:p>
          </table:table-cell>
          <table:table-cell table:style-name="ce2" office:value-type="string" calcext:value-type="string">
            <text:p>guz58.ttf</text:p>
          </table:table-cell>
          <table:table-cell table:style-name="ce5" office:value-type="string" calcext:value-type="string">
            <text:p>aiueohcg</text:p>
          </table:table-cell>
          <table:table-cell table:style-name="ce5" office:value-type="string" calcext:value-type="string">
            <text:p>A D H T N</text:p>
          </table:table-cell>
          <table:table-cell table:style-name="ce5" office:value-type="string" calcext:value-type="string">
            <text:p>k z t d p b s</text:p>
          </table:table-cell>
          <table:table-cell table:style-name="ce5" office:value-type="string" calcext:value-type="string">
            <text:p>n m y r l v</text:p>
          </table:table-cell>
          <table:table-cell table:style-name="ce20" office:value-type="string" calcext:value-type="string">
            <text:p>the quick fox jumps over brown dog</text:p>
          </table:table-cell>
          <table:table-cell table:style-name="ce2" table:number-columns-repeated="1016"/>
        </table:table-row>
        <table:table-row table:style-name="ro7">
          <table:table-cell table:number-columns-repeated="2" table:style-name="ce2" office:value-type="string" calcext:value-type="string">
            <text:p>HinDi</text:p>
          </table:table-cell>
          <table:table-cell table:style-name="ce2" office:value-type="string" calcext:value-type="string">
            <text:p>hin58.ttf</text:p>
          </table:table-cell>
          <table:table-cell table:style-name="ce6" office:value-type="string" calcext:value-type="string">
            <text:p>aiueohcg</text:p>
          </table:table-cell>
          <table:table-cell table:style-name="ce6" office:value-type="string" calcext:value-type="string">
            <text:p>A D H T N</text:p>
          </table:table-cell>
          <table:table-cell table:style-name="ce6" office:value-type="string" calcext:value-type="string">
            <text:p>k z t d p b s</text:p>
          </table:table-cell>
          <table:table-cell table:style-name="ce6" office:value-type="string" calcext:value-type="string">
            <text:p>n m y r l v</text:p>
          </table:table-cell>
          <table:table-cell table:style-name="ce21" office:value-type="string" calcext:value-type="string">
            <text:p>the quick fox jumps over brown dog</text:p>
          </table:table-cell>
          <table:table-cell table:style-name="ce2" table:number-columns-repeated="1016"/>
        </table:table-row>
        <table:table-row table:style-name="ro8">
          <table:table-cell table:number-columns-repeated="2" table:style-name="ce2" office:value-type="string" calcext:value-type="string">
            <text:p>pnzabi</text:p>
          </table:table-cell>
          <table:table-cell table:style-name="ce2" office:value-type="string" calcext:value-type="string">
            <text:p>pnzabi58.ttf</text:p>
          </table:table-cell>
          <table:table-cell table:style-name="ce7" office:value-type="string" calcext:value-type="string">
            <text:p>aiueohcg</text:p>
          </table:table-cell>
          <table:table-cell table:style-name="ce7" office:value-type="string" calcext:value-type="string">
            <text:p>A D H T N</text:p>
          </table:table-cell>
          <table:table-cell table:style-name="ce7" office:value-type="string" calcext:value-type="string">
            <text:p>k z t d p b s</text:p>
          </table:table-cell>
          <table:table-cell table:style-name="ce7" office:value-type="string" calcext:value-type="string">
            <text:p>n m y r l v</text:p>
          </table:table-cell>
          <table:table-cell table:style-name="ce22" office:value-type="string" calcext:value-type="string">
            <text:p>the quick fox jumps over brown dog</text:p>
          </table:table-cell>
          <table:table-cell table:style-name="ce2" table:number-columns-repeated="1016"/>
        </table:table-row>
        <table:table-row table:style-name="ro9">
          <table:table-cell table:number-columns-repeated="2" table:style-name="ce2" office:value-type="string" calcext:value-type="string">
            <text:p>baNgla</text:p>
          </table:table-cell>
          <table:table-cell table:style-name="ce2" office:value-type="string" calcext:value-type="string">
            <text:p>bangla58.ttf</text:p>
          </table:table-cell>
          <table:table-cell table:style-name="ce8" office:value-type="string" calcext:value-type="string">
            <text:p>aiueohcg</text:p>
          </table:table-cell>
          <table:table-cell table:style-name="ce8" office:value-type="string" calcext:value-type="string">
            <text:p>A D H T N</text:p>
          </table:table-cell>
          <table:table-cell table:style-name="ce8" office:value-type="string" calcext:value-type="string">
            <text:p>k z t d p b s</text:p>
          </table:table-cell>
          <table:table-cell table:style-name="ce8" office:value-type="string" calcext:value-type="string">
            <text:p>n m y r l v</text:p>
          </table:table-cell>
          <table:table-cell table:style-name="ce23" office:value-type="string" calcext:value-type="string">
            <text:p>the quick fox jumps over brown dog</text:p>
          </table:table-cell>
          <table:table-cell table:number-columns-repeated="1016"/>
        </table:table-row>
        <table:table-row table:style-name="ro10">
          <table:table-cell table:style-name="ce2" office:value-type="string" calcext:value-type="string">
            <text:p>telugu</text:p>
          </table:table-cell>
          <table:table-cell table:style-name="ce2" office:value-type="string" calcext:value-type="string">
            <text:p>Telugu</text:p>
          </table:table-cell>
          <table:table-cell table:style-name="ce2" office:value-type="string" calcext:value-type="string">
            <text:p>telugu58.ttf</text:p>
          </table:table-cell>
          <table:table-cell table:style-name="ce9" office:value-type="string" calcext:value-type="string">
            <text:p>aiueohcg</text:p>
          </table:table-cell>
          <table:table-cell table:style-name="ce9" office:value-type="string" calcext:value-type="string">
            <text:p>A D H T N</text:p>
          </table:table-cell>
          <table:table-cell table:style-name="ce9" office:value-type="string" calcext:value-type="string">
            <text:p>k z t d p b s</text:p>
          </table:table-cell>
          <table:table-cell table:style-name="ce9" office:value-type="string" calcext:value-type="string">
            <text:p>n m y r l v</text:p>
          </table:table-cell>
          <table:table-cell table:style-name="ce24" office:value-type="string" calcext:value-type="string">
            <text:p>the quick fox jumps over brown dog</text:p>
          </table:table-cell>
          <table:table-cell table:number-columns-repeated="1016"/>
        </table:table-row>
        <table:table-row table:style-name="ro11">
          <table:table-cell table:style-name="ce2" office:value-type="string" calcext:value-type="string">
            <text:p>kannada / knrra</text:p>
          </table:table-cell>
          <table:table-cell table:style-name="ce2" office:value-type="string" calcext:value-type="string">
            <text:p>knrra</text:p>
          </table:table-cell>
          <table:table-cell table:style-name="ce2" office:value-type="string" calcext:value-type="string">
            <text:p>knrra58.ttf</text:p>
          </table:table-cell>
          <table:table-cell table:style-name="ce10" office:value-type="string" calcext:value-type="string">
            <text:p>aiueohcg</text:p>
          </table:table-cell>
          <table:table-cell table:style-name="ce10" office:value-type="string" calcext:value-type="string">
            <text:p>A D H T N</text:p>
          </table:table-cell>
          <table:table-cell table:style-name="ce10" office:value-type="string" calcext:value-type="string">
            <text:p>k z t d p b s</text:p>
          </table:table-cell>
          <table:table-cell table:style-name="ce10" office:value-type="string" calcext:value-type="string">
            <text:p>n m y r l v</text:p>
          </table:table-cell>
          <table:table-cell table:style-name="ce25" office:value-type="string" calcext:value-type="string">
            <text:p>the quick fox jumps over brown dog</text:p>
          </table:table-cell>
          <table:table-cell table:number-columns-repeated="1016"/>
        </table:table-row>
        <table:table-row table:style-name="ro12">
          <table:table-cell table:number-columns-repeated="2" table:style-name="ce2" office:value-type="string" calcext:value-type="string">
            <text:p>tamil</text:p>
          </table:table-cell>
          <table:table-cell table:style-name="ce2" office:value-type="string" calcext:value-type="string">
            <text:p>tmil58.ttf</text:p>
          </table:table-cell>
          <table:table-cell table:style-name="ce11" office:value-type="string" calcext:value-type="string">
            <text:p>aiueohcg</text:p>
          </table:table-cell>
          <table:table-cell table:style-name="ce11" office:value-type="string" calcext:value-type="string">
            <text:p>A D H T N</text:p>
          </table:table-cell>
          <table:table-cell table:style-name="ce11" office:value-type="string" calcext:value-type="string">
            <text:p>k z t d p b s</text:p>
          </table:table-cell>
          <table:table-cell table:style-name="ce11" office:value-type="string" calcext:value-type="string">
            <text:p>n m y r l v</text:p>
          </table:table-cell>
          <table:table-cell table:style-name="ce26" office:value-type="string" calcext:value-type="string">
            <text:p>the quick fox jumps over brown dog</text:p>
          </table:table-cell>
          <table:table-cell table:number-columns-repeated="1016"/>
        </table:table-row>
        <table:table-row table:style-name="ro13">
          <table:table-cell table:number-columns-repeated="2" table:style-name="ce2" office:value-type="string" calcext:value-type="string">
            <text:p>malayalam</text:p>
          </table:table-cell>
          <table:table-cell table:style-name="ce2" office:value-type="string" calcext:value-type="string">
            <text:p>mlyalm58.ttf</text:p>
          </table:table-cell>
          <table:table-cell table:style-name="ce12" office:value-type="string" calcext:value-type="string">
            <text:p>aiueohcg</text:p>
          </table:table-cell>
          <table:table-cell table:style-name="ce12" office:value-type="string" calcext:value-type="string">
            <text:p>A D H T N</text:p>
          </table:table-cell>
          <table:table-cell table:style-name="ce12" office:value-type="string" calcext:value-type="string">
            <text:p>k z t d p b s</text:p>
          </table:table-cell>
          <table:table-cell table:style-name="ce12" office:value-type="string" calcext:value-type="string">
            <text:p>n m y r l v</text:p>
          </table:table-cell>
          <table:table-cell table:style-name="ce27" office:value-type="string" calcext:value-type="string">
            <text:p>the quick fox jumps over brown dog</text:p>
          </table:table-cell>
          <table:table-cell table:number-columns-repeated="1016"/>
        </table:table-row>
        <table:table-row table:style-name="ro14" table:number-rows-repeated="5">
          <table:table-cell table:number-columns-repeated="1024"/>
        </table:table-row>
        <table:table-row table:style-name="ro15">
          <table:table-cell table:style-name="ce2" office:value-type="string" calcext:value-type="string">
            <text:p>latin Eng scots/skots</text:p>
          </table:table-cell>
          <table:table-cell table:style-name="ce2" office:value-type="string" calcext:value-type="string">
            <text:p>HinDi</text:p>
          </table:table-cell>
          <table:table-cell table:style-name="ce2" office:value-type="string" calcext:value-type="string">
            <text:p>hin54.ttf</text:p>
          </table:table-cell>
          <table:table-cell table:style-name="ce13" office:value-type="string" calcext:value-type="string">
            <text:p>aiueohcg</text:p>
          </table:table-cell>
          <table:table-cell table:style-name="ce13" office:value-type="string" calcext:value-type="string">
            <text:p>ADHT</text:p>
          </table:table-cell>
          <table:table-cell table:style-name="ce16" office:value-type="string" calcext:value-type="string">
            <text:p>k g c z t d T D p b s</text:p>
          </table:table-cell>
          <table:table-cell table:style-name="ce13" office:value-type="string" calcext:value-type="string">
            <text:p>n m y r l v</text:p>
          </table:table-cell>
          <table:table-cell table:style-name="ce2" table:number-columns-repeated="1017"/>
        </table:table-row>
        <table:table-row table:style-name="ro16">
          <table:table-cell table:style-name="ce2" office:value-type="string" calcext:value-type="string">
            <text:p>latin Eng scots/skots</text:p>
          </table:table-cell>
          <table:table-cell table:style-name="ce2" office:value-type="string" calcext:value-type="string">
            <text:p>baNgla</text:p>
          </table:table-cell>
          <table:table-cell table:style-name="ce2" office:value-type="string" calcext:value-type="string">
            <text:p>bangla54.ttf</text:p>
          </table:table-cell>
          <table:table-cell table:style-name="ce14" office:value-type="string" calcext:value-type="string">
            <text:p>aiueohcg</text:p>
          </table:table-cell>
          <table:table-cell table:style-name="ce14" office:value-type="string" calcext:value-type="string">
            <text:p>ADHT</text:p>
          </table:table-cell>
          <table:table-cell table:style-name="ce17" office:value-type="string" calcext:value-type="string">
            <text:p>k g c z t d T D p b s</text:p>
          </table:table-cell>
          <table:table-cell table:style-name="ce14" office:value-type="string" calcext:value-type="string">
            <text:p>n m y r l v</text:p>
          </table:table-cell>
          <table:table-cell table:number-columns-repeated="1017"/>
        </table:table-row>
        <table:table-row table:style-name="ro17">
          <table:table-cell table:style-name="ce2" office:value-type="string" calcext:value-type="string">
            <text:p>latin Eng scots/skots</text:p>
          </table:table-cell>
          <table:table-cell table:style-name="ce2" office:value-type="string" calcext:value-type="string">
            <text:p>Telugu</text:p>
          </table:table-cell>
          <table:table-cell table:style-name="ce2" office:value-type="string" calcext:value-type="string">
            <text:p>telugu54.ttf</text:p>
          </table:table-cell>
          <table:table-cell table:style-name="ce15" office:value-type="string" calcext:value-type="string">
            <text:p>aiueohcg</text:p>
          </table:table-cell>
          <table:table-cell table:style-name="ce15" office:value-type="string" calcext:value-type="string">
            <text:p>ADHT</text:p>
          </table:table-cell>
          <table:table-cell table:style-name="ce18" office:value-type="string" calcext:value-type="string">
            <text:p>k g c z t d T D p b s</text:p>
          </table:table-cell>
          <table:table-cell table:style-name="ce15" office:value-type="string" calcext:value-type="string">
            <text:p>n m y r l v</text:p>
          </table:table-cell>
          <table:table-cell table:number-columns-repeated="1017"/>
        </table:table-row>
        <table:table-row table:style-name="ro14" table:number-rows-repeated="1048556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vanagari" svg:font-family="Devanagari"/>
    <style:font-face style:name="Roboto" svg:font-family="Roboto"/>
    <style:font-face style:name="bangla54" svg:font-family="bangla54" style:font-pitch="variable"/>
    <style:font-face style:name="bangla58" svg:font-family="bangla58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nrra58" svg:font-family="knrra58" style:font-pitch="variable"/>
    <style:font-face style:name="mlyalm58" svg:font-family="mlyalm58" style:font-pitch="variable"/>
    <style:font-face style:name="pnzabi58" svg:font-family="pnzabi58" style:font-pitch="variable"/>
    <style:font-face style:name="telgu54" svg:font-family="telgu54" style:font-pitch="variable"/>
    <style:font-face style:name="telgu58" svg:font-family="telgu58" style:font-pitch="variable"/>
    <style:font-face style:name="tmil58" svg:font-family="tmil58" style:font-pitch="variable"/>
    <style:font-face style:name="u5" svg:font-family="u5" style:font-pitch="variable"/>
    <style:font-face style:name="u5c" svg:font-family="u5c" style:font-pitch="variable"/>
    <style:font-face style:name="u5hp" svg:font-family="u5hp" style:font-pitch="variable"/>
    <style:font-face style:name="u8" svg:font-family="u8" style:font-pitch="variable"/>
    <style:font-face style:name="u8z" svg:font-family="u8z" style:font-pitch="variable"/>
    <style:font-face style:name="u8zf" svg:font-family="u8zf" style:font-pitch="variable"/>
    <style:font-face style:name="uria58" svg:font-family="uria58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 style:data-style-name="N2" text:time-value="16:32:20.408648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4T10:51:08.270554196</meta:creation-date>
    <dc:date>2023-01-04T16:46:55.196630485</dc:date>
    <meta:editing-duration>PT2H28M43S</meta:editing-duration>
    <meta:editing-cycles>9</meta:editing-cycles>
    <meta:generator>LibreOffice/6.4.7.2$Linux_X86_64 LibreOffice_project/40$Build-2</meta:generator>
    <meta:document-statistic meta:table-count="3" meta:cell-count="706" meta:object-count="0"/>
  </office:meta>
</office:document-meta>
</file>